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49.28cm" fo:min-width="45.2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73cm" fo:min-width="14.164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4.58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526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67cm" fo:min-width="2.0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7cm" fo:min-width="3.31cm" style:writing-mode="lr-tb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42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004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03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036cm" fo:min-width="3.31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3.94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27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6.352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2.0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27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90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4.066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67cm" fo:min-width="5.85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072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67cm" fo:min-width="4.58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767cm" fo:min-width="7.12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2.448cm" loext:decorative="false"/>
      <style:paragraph-properties style:writing-mode="lr-tb"/>
    </style:style>
    <style:style style:name="gr3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2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5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336cm" loext:decorative="false"/>
      <style:paragraph-properties style:writing-mode="lr-tb"/>
    </style:style>
    <style:style style:name="gr4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78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2.19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8.798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1.64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59cm" loext:decorative="false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3.279cm" fo:min-width="7.601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2.914cm" fo:min-width="7.61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3cm" fo:min-width="15.496cm" loext:decorative="false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4.981cm" fo:min-width="13.621cm" style:writing-mode="lr-tb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766cm" fo:min-width="4.58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88cm" fo:min-width="3.812cm" loext:decorative="false"/>
      <style:paragraph-properties style:writing-mode="lr-tb"/>
    </style:style>
    <style:style style:name="gr6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3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 loext:decorative="false"/>
      <style:paragraph-properties style:writing-mode="lr-tb"/>
    </style:style>
    <style:style style:name="gr70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42.549cm" fo:min-width="45.347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3.558cm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558cm" loext:decorative="false"/>
      <style:paragraph-properties style:writing-mode="lr-tb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 fo:min-height="3.4cm" fo:min-width="7.595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2.549cm" fo:min-width="6.744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15.496cm" loext:decorative="false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4.981cm" fo:min-width="11.335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11.178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6cm" fo:min-width="15.496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52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8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7cm" fo:min-width="12.448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58cm" fo:min-width="7.622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262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034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352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3cm" loext:decorative="false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.766cm" fo:min-width="1.40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Go Mono"/>
    </style:style>
    <style:style style:name="P4" style:family="paragraph">
      <style:paragraph-properties fo:text-align="center" style:writing-mode="lr-tb"/>
      <style:text-properties style:font-name="Go Mono"/>
    </style:style>
    <style:style style:name="P5" style:family="paragraph">
      <loext:graphic-properties draw:fill="none" draw:fill-color="#ffffff"/>
      <style:text-properties style:font-name="Go Mono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007cff" loext:opacity="100%" style:font-name="Go Mono" style:text-underline-style="solid" style:text-underline-width="auto" style:text-underline-color="font-color" fo:font-weight="bold"/>
    </style:style>
    <style:style style:name="P9" style:family="paragraph">
      <loext:graphic-properties draw:fill="none" draw:fill-color="#ffffff"/>
      <style:text-properties style:font-name="Go Mono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Go Mono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2" style:family="paragraph">
      <loext:graphic-properties draw:fill="none" draw:fill-color="#ffffff"/>
      <style:paragraph-properties fo:text-align="center"/>
      <style:text-properties fo:color="#ff5429" loext:opacity="100%" style:font-name="Go Mono" fo:font-size="10pt" style:text-underline-style="none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color="#ff5429" loext:opacity="100%" style:font-name="Go Mono" fo:font-size="12pt" style:text-underline-style="none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fo:text-align="center"/>
      <style:text-properties style:font-name="Go Mono"/>
    </style:style>
    <style:style style:name="P18" style:family="paragraph">
      <style:paragraph-properties fo:text-align="center"/>
      <style:text-properties style:font-name="Go Mono" fo:font-size="12pt"/>
    </style:style>
    <style:style style:name="P19" style:family="paragraph">
      <style:paragraph-properties fo:text-align="center" style:writing-mode="lr-tb"/>
      <style:text-properties style:font-name="Go Mono" fo:font-size="12pt"/>
    </style:style>
    <style:style style:name="P20" style:family="paragraph">
      <loext:graphic-properties draw:fill="none" draw:fill-color="#ffffff"/>
      <style:text-properties style:font-name="Go Mono" fo:font-size="12pt"/>
    </style:style>
    <style:style style:name="P21" style:family="paragraph">
      <loext:graphic-properties draw:fill="none" draw:fill-color="#ffffff"/>
      <style:text-properties fo:color="#007cff" loext:opacity="100%" style:font-name="Go Mono" fo:font-size="12pt" style:text-underline-style="solid" style:text-underline-width="auto" style:text-underline-color="font-color" fo:font-weight="bold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size="12pt"/>
    </style:style>
    <style:style style:name="P24" style:family="paragraph">
      <loext:graphic-properties draw:fill="none" draw:fill-color="#ffffff"/>
      <style:text-properties fo:color="#007cff" loext:opacity="100%" style:font-name="Go Mono" style:text-underline-style="solid" style:text-underline-width="auto" style:text-underline-color="font-color"/>
    </style:style>
    <style:style style:name="P25" style:family="paragraph">
      <loext:graphic-properties draw:fill="none" draw:fill-color="#ffffff"/>
    </style:style>
    <style:style style:name="T1" style:family="text">
      <style:text-properties style:font-name="Go Mono"/>
    </style:style>
    <style:style style:name="T2" style:family="text">
      <style:text-properties fo:color="#007cff" loext:opacity="100%" style:font-name="Go Mono" style:text-underline-style="solid" style:text-underline-width="auto" style:text-underline-color="font-color" fo:font-weight="bold"/>
    </style:style>
    <style:style style:name="T3" style:family="text">
      <style:text-properties style:font-name="Go Mono" fo:font-size="12pt" style:font-size-asian="12pt" style:font-size-complex="12pt"/>
    </style:style>
    <style:style style:name="T4" style:family="text">
      <style:text-properties style:font-name="Go Mono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Go Mono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5429" loext:opacity="100%" style:font-name="Go Mono" fo:font-size="10pt" style:text-underline-style="none"/>
    </style:style>
    <style:style style:name="T7" style:family="text">
      <style:text-properties fo:color="#ff5429" loext:opacity="100%" style:font-name="Go Mono" fo:font-size="12pt" style:text-underline-style="none" style:font-size-asian="12pt" style:font-size-complex="12pt"/>
    </style:style>
    <style:style style:name="T8" style:family="text">
      <style:text-properties style:font-name="Go Mono" fo:font-size="12pt"/>
    </style:style>
    <style:style style:name="T9" style:family="text">
      <style:text-properties fo:color="#007cff" loext:opacity="100%" style:font-name="Go Mono" fo:font-size="12pt" style:text-underline-style="solid" style:text-underline-width="auto" style:text-underline-color="font-color" fo:font-weight="bold"/>
    </style:style>
    <style:style style:name="T10" style:family="text">
      <style:text-properties fo:color="#007cff" loext:opacity="100%" style:font-name="Go Mono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7cff" loext:opacity="100%" style:font-name="Go Mono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.72cm" svg:height="49.5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3.302cm" svg:x="30.718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6cm" svg:height="1.017cm" svg:x="2.27cm" svg:y="4.937cm">
          <text:p text:style-name="P3"><text:span text:style-name="T1">Impact Generato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026cm" svg:height="0.785cm" svg:x="20.183cm" svg:y="14.589cm">
          <draw:text-box>
            <text:p><text:span text:style-name="T1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4" draw:layer="layout" svg:width="2.54cm" svg:height="1.017cm" svg:x="11.795cm" svg:y="4.936cm">
          <text:p text:style-name="P3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795cm" svg:y="8.747cm">
          <text:p text:style-name="P3"><text:span text:style-name="T1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12.557cm">
          <text:p text:style-name="P3"><text:span text:style-name="T1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4.341cm" svg:y="6.841cm">
          <text:p text:style-name="P3"><text:span text:style-name="T1">Collision 1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4" draw:layer="layout" svg:width="3.81cm" svg:height="1.017cm" svg:x="14.341cm" svg:y="10.651cm">
          <text:p text:style-name="P3"><text:span text:style-name="T1">Collision 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15" draw:text-style-name="P8" draw:layer="layout" svg:width="3.296cm" svg:height="0.785cm" svg:x="2.27cm" svg:y="2.548cm">
          <draw:text-box>
            <text:p><text:span text:style-name="T2">GenericDrum</text:span></text:p>
          </draw:text-box>
        </draw:frame>
        <draw:frame draw:style-name="gr16" draw:text-style-name="P9" draw:layer="layout" svg:width="0.925cm" svg:height="0.865cm" svg:x="30.21cm" svg:y="24.9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6.052cm" svg:y="24.9cm">
          <draw:text-box>
            <text:p><text:span text:style-name="T3">⋮</text:span></text:p>
          </draw:text-box>
        </draw:frame>
        <draw:line draw:style-name="gr17" draw:text-style-name="P6" draw:layer="layout" svg:x1="28.178cm" svg:y1="34.02cm" svg:x2="31.48cm" svg:y2="34.02cm">
          <text:p/>
        </draw:line>
        <draw:line draw:style-name="gr17" draw:text-style-name="P6" draw:layer="layout" svg:x1="28.051cm" svg:y1="30.21cm" svg:x2="31.48cm" svg:y2="30.21cm">
          <text:p/>
        </draw:line>
        <draw:line draw:style-name="gr17" draw:text-style-name="P6" draw:layer="layout" svg:x1="28.178cm" svg:y1="28.305cm" svg:x2="31.48cm" svg:y2="28.305cm">
          <text:p/>
        </draw:line>
        <draw:custom-shape draw:style-name="gr18" draw:text-style-name="P2" draw:layer="layout" svg:width="0.762cm" svg:height="0.762cm" draw:transform="rotate (-1.5707963267949) translate (30.718cm 27.9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8" draw:layer="layout" svg:width="2.534cm" svg:height="0.785cm" svg:x="23.86cm" svg:y="22.844cm">
          <draw:text-box>
            <text:p><text:span text:style-name="T2">Membrane</text:span></text:p>
          </draw:text-box>
        </draw:frame>
        <draw:custom-shape draw:style-name="gr20" draw:text-style-name="P4" draw:layer="layout" svg:width="3.81cm" svg:height="2.286cm" svg:x="32.115cm" svg:y="23.987cm">
          <text:p text:style-name="P3"><text:span text:style-name="T1">Feedback</text:span></text:p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31.48cm" svg:y="27.797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30.718cm 29.8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30.718cm 33.6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38.592cm" svg:y="27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8.846cm" svg:y1="28.305cm" svg:x2="39.354cm" svg:y2="28.305cm">
            <text:p/>
          </draw:line>
          <draw:line draw:style-name="gr10" draw:text-style-name="P6" draw:layer="layout" svg:x1="39.1cm" svg:y1="28.051cm" svg:x2="39.1cm" svg:y2="28.559cm">
            <text:p/>
          </draw:line>
        </draw:g>
        <draw:line draw:style-name="gr10" draw:text-style-name="P6" draw:layer="layout" svg:x1="35.925cm" svg:y1="34.02cm" svg:x2="39.1cm" svg:y2="34.02cm">
          <text:p/>
        </draw:line>
        <draw:g draw:style-name="gr8">
          <draw:custom-shape draw:style-name="gr9" draw:text-style-name="P2" draw:layer="layout" svg:width="1.016cm" svg:height="1.016cm" svg:x="38.592cm" svg:y="29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8.846cm" svg:y1="30.21cm" svg:x2="39.354cm" svg:y2="30.21cm">
            <text:p/>
          </draw:line>
          <draw:line draw:style-name="gr10" draw:text-style-name="P6" draw:layer="layout" svg:x1="39.1cm" svg:y1="29.956cm" svg:x2="39.1cm" svg:y2="30.464cm">
            <text:p/>
          </draw:line>
        </draw:g>
        <draw:line draw:style-name="gr22" draw:text-style-name="P6" draw:layer="layout" svg:x1="4.81cm" svg:y1="21.32cm" svg:x2="4.81cm" svg:y2="20.558cm">
          <text:p/>
        </draw:line>
        <draw:line draw:style-name="gr22" draw:text-style-name="P6" draw:layer="layout" svg:x1="39.1cm" svg:y1="31.607cm" svg:x2="39.1cm" svg:y2="30.718cm">
          <text:p/>
        </draw:line>
        <draw:line draw:style-name="gr22" draw:text-style-name="P6" draw:layer="layout" svg:x1="39.1cm" svg:y1="29.702cm" svg:x2="39.1cm" svg:y2="28.813cm">
          <text:p/>
        </draw:line>
        <draw:line draw:style-name="gr17" draw:text-style-name="P6" draw:layer="layout" svg:x1="35.925cm" svg:y1="30.21cm" svg:x2="38.592cm" svg:y2="30.21cm">
          <text:p/>
        </draw:line>
        <draw:line draw:style-name="gr17" draw:text-style-name="P6" draw:layer="layout" svg:x1="35.925cm" svg:y1="28.305cm" svg:x2="38.592cm" svg:y2="28.305cm">
          <text:p/>
        </draw:line>
        <draw:custom-shape draw:style-name="gr11" draw:text-style-name="P7" draw:layer="layout" svg:width="0.254cm" svg:height="0.254cm" svg:x="37.83cm" svg:y="2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37.322cm" svg:y="30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36.433cm" svg:y="3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36.56cm" svg:y1="34.02cm" svg:x2="36.56cm" svg:y2="26.019cm">
          <text:p/>
        </draw:line>
        <draw:line draw:style-name="gr10" draw:text-style-name="P6" draw:layer="layout" svg:x1="37.449cm" svg:y1="30.21cm" svg:x2="37.449cm" svg:y2="24.749cm">
          <text:p/>
        </draw:line>
        <draw:line draw:style-name="gr10" draw:text-style-name="P6" draw:layer="layout" svg:x1="37.957cm" svg:y1="28.305cm" svg:x2="37.957cm" svg:y2="24.241cm">
          <text:p/>
        </draw:line>
        <draw:line draw:style-name="gr23" draw:text-style-name="P6" draw:layer="layout" svg:x1="37.957cm" svg:y1="24.241cm" svg:x2="35.925cm" svg:y2="24.241cm">
          <text:p/>
        </draw:line>
        <draw:line draw:style-name="gr23" draw:text-style-name="P6" draw:layer="layout" svg:x1="37.449cm" svg:y1="24.749cm" svg:x2="35.925cm" svg:y2="24.749cm">
          <text:p/>
        </draw:line>
        <draw:line draw:style-name="gr23" draw:text-style-name="P6" draw:layer="layout" svg:x1="36.56cm" svg:y1="26.019cm" svg:x2="35.925cm" svg:y2="26.019cm">
          <text:p/>
        </draw:line>
        <draw:g draw:style-name="gr8">
          <draw:custom-shape draw:style-name="gr9" draw:text-style-name="P2" draw:layer="layout" svg:width="1.016cm" svg:height="1.016cm" svg:x="27.162cm" svg:y="27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28.305cm" svg:x2="27.924cm" svg:y2="28.305cm">
            <text:p/>
          </draw:line>
          <draw:line draw:style-name="gr10" draw:text-style-name="P6" draw:layer="layout" svg:x1="27.67cm" svg:y1="28.051cm" svg:x2="27.67cm" svg:y2="28.559cm">
            <text:p/>
          </draw:line>
        </draw:g>
        <draw:g draw:style-name="gr8">
          <draw:custom-shape draw:style-name="gr9" draw:text-style-name="P2" draw:layer="layout" svg:width="1.016cm" svg:height="1.016cm" svg:x="27.162cm" svg:y="29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30.21cm" svg:x2="27.924cm" svg:y2="30.21cm">
            <text:p/>
          </draw:line>
          <draw:line draw:style-name="gr10" draw:text-style-name="P6" draw:layer="layout" svg:x1="27.67cm" svg:y1="29.956cm" svg:x2="27.67cm" svg:y2="30.464cm">
            <text:p/>
          </draw:line>
        </draw:g>
        <draw:g draw:style-name="gr8">
          <draw:custom-shape draw:style-name="gr9" draw:text-style-name="P2" draw:layer="layout" svg:width="1.016cm" svg:height="1.016cm" svg:x="27.162cm" svg:y="33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34.02cm" svg:x2="27.924cm" svg:y2="34.02cm">
            <text:p/>
          </draw:line>
          <draw:line draw:style-name="gr10" draw:text-style-name="P6" draw:layer="layout" svg:x1="27.67cm" svg:y1="33.766cm" svg:x2="27.67cm" svg:y2="34.274cm">
            <text:p/>
          </draw:line>
        </draw:g>
        <draw:line draw:style-name="gr24" draw:text-style-name="P6" draw:layer="layout" svg:x1="32.115cm" svg:y1="24.241cm" svg:x2="27.67cm" svg:y2="24.241cm">
          <text:p/>
        </draw:line>
        <draw:line draw:style-name="gr24" draw:text-style-name="P6" draw:layer="layout" svg:x1="32.115cm" svg:y1="24.622cm" svg:x2="28.559cm" svg:y2="24.622cm">
          <text:p/>
        </draw:line>
        <draw:line draw:style-name="gr24" draw:text-style-name="P6" draw:layer="layout" svg:x1="32.115cm" svg:y1="26.019cm" svg:x2="29.575cm" svg:y2="26.019cm">
          <text:p/>
        </draw:line>
        <draw:line draw:style-name="gr23" draw:text-style-name="P6" draw:layer="layout" svg:x1="28.559cm" svg:y1="29.321cm" svg:x2="28.051cm" svg:y2="29.829cm">
          <text:p/>
        </draw:line>
        <draw:line draw:style-name="gr23" draw:text-style-name="P6" draw:layer="layout" svg:x1="27.67cm" svg:y1="24.241cm" svg:x2="27.67cm" svg:y2="27.797cm">
          <text:p/>
        </draw:line>
        <draw:line draw:style-name="gr25" draw:text-style-name="P6" draw:layer="layout" svg:x1="25.765cm" svg:y1="28.305cm" svg:x2="27.162cm" svg:y2="28.305cm">
          <text:p/>
        </draw:line>
        <draw:custom-shape draw:style-name="gr11" draw:text-style-name="P7" draw:layer="layout" svg:width="0.254cm" svg:height="0.254cm" svg:x="26.273cm" svg:y="2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26.4cm" svg:y1="30.21cm" svg:x2="27.162cm" svg:y2="30.21cm">
          <text:p/>
        </draw:line>
        <draw:line draw:style-name="gr26" draw:text-style-name="P6" draw:layer="layout" svg:x1="26.4cm" svg:y1="34.02cm" svg:x2="27.162cm" svg:y2="34.02cm">
          <text:p/>
        </draw:line>
        <draw:line draw:style-name="gr24" draw:text-style-name="P6" draw:layer="layout" svg:x1="26.4cm" svg:y1="28.305cm" svg:x2="26.4cm" svg:y2="31.607cm">
          <text:p/>
        </draw:line>
        <draw:line draw:style-name="gr24" draw:text-style-name="P6" draw:layer="layout" svg:x1="26.4cm" svg:y1="32.623cm" svg:x2="26.4cm" svg:y2="34.02cm">
          <text:p/>
        </draw:line>
        <draw:line draw:style-name="gr23" draw:text-style-name="P6" draw:layer="layout" svg:x1="29.575cm" svg:y1="31.988cm" svg:x2="28.051cm" svg:y2="33.639cm">
          <text:p/>
        </draw:line>
        <draw:line draw:style-name="gr10" draw:text-style-name="P6" draw:layer="layout" svg:x1="29.575cm" svg:y1="26.019cm" svg:x2="29.575cm" svg:y2="31.988cm">
          <text:p/>
        </draw:line>
        <draw:line draw:style-name="gr24" draw:text-style-name="P6" draw:layer="layout" svg:x1="28.559cm" svg:y1="24.622cm" svg:x2="28.559cm" svg:y2="29.321cm">
          <text:p/>
        </draw:line>
        <draw:line draw:style-name="gr25" draw:text-style-name="P6" draw:layer="layout" svg:x1="39.608cm" svg:y1="28.305cm" svg:x2="41.005cm" svg:y2="28.305cm">
          <text:p/>
        </draw:line>
        <draw:frame draw:style-name="gr27" draw:text-style-name="P5" draw:layer="layout" svg:width="1.778cm" svg:height="0.785cm" svg:x="23.987cm" svg:y="27.924cm">
          <draw:text-box>
            <text:p><text:span text:style-name="T1">Input</text:span></text:p>
          </draw:text-box>
        </draw:frame>
        <draw:frame draw:style-name="gr4" draw:text-style-name="P5" draw:layer="layout" svg:width="2.026cm" svg:height="0.785cm" svg:x="41.005cm" svg:y="27.924cm">
          <draw:text-box>
            <text:p><text:span text:style-name="T1">Output</text:span></text:p>
          </draw:text-box>
        </draw:frame>
        <draw:frame draw:style-name="gr16" draw:text-style-name="P9" draw:layer="layout" svg:width="0.925cm" svg:height="0.865cm" svg:x="26.019cm" svg:y="31.73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3.639cm" svg:y="31.73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8.719cm" svg:y="31.631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0.21cm" svg:y="24.901cm">
          <draw:text-box>
            <text:p><text:span text:style-name="T3">⋮</text:span></text:p>
          </draw:text-box>
        </draw:frame>
        <draw:frame draw:style-name="gr28" draw:text-style-name="P8" draw:layer="layout" svg:width="6.852cm" svg:height="0.785cm" svg:x="23.86cm" svg:y="35.568cm">
          <draw:text-box>
            <text:p><text:span text:style-name="T2">Bandpass Delay (BP Delay)</text:span></text:p>
          </draw:text-box>
        </draw:frame>
        <draw:custom-shape draw:style-name="gr29" draw:text-style-name="P4" draw:layer="layout" svg:width="2.54cm" svg:height="1.016cm" svg:x="32.242cm" svg:y="38.59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34.782cm" svg:y1="39.1cm" svg:x2="35.925cm" svg:y2="39.1cm">
          <text:p/>
        </draw:line>
        <draw:line draw:style-name="gr5" draw:text-style-name="P6" draw:layer="layout" svg:x1="25.765cm" svg:y1="39.1cm" svg:x2="28.305cm" svg:y2="39.1cm">
          <text:p/>
        </draw:line>
        <draw:custom-shape draw:style-name="gr11" draw:text-style-name="P7" draw:layer="layout" svg:width="0.254cm" svg:height="0.254cm" svg:x="26.908cm" svg:y="38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0.845cm" svg:y1="39.1cm" svg:x2="32.242cm" svg:y2="39.1cm">
          <text:p/>
        </draw:line>
        <draw:frame draw:style-name="gr30" draw:text-style-name="P5" draw:layer="layout" svg:width="1.772cm" svg:height="0.785cm" svg:x="23.987cm" svg:y="38.743cm">
          <draw:text-box>
            <text:p><text:span text:style-name="T1">Input</text:span></text:p>
          </draw:text-box>
        </draw:frame>
        <draw:frame draw:style-name="gr4" draw:text-style-name="P5" draw:layer="layout" svg:width="2.026cm" svg:height="0.785cm" svg:x="35.925cm" svg:y="38.719cm">
          <draw:text-box>
            <text:p><text:span text:style-name="T1">Output</text:span></text:p>
          </draw:text-box>
        </draw:frame>
        <draw:custom-shape draw:style-name="gr29" draw:text-style-name="P4" draw:layer="layout" svg:width="2.54cm" svg:height="1.016cm" svg:x="28.305cm" svg:y="38.592cm">
          <text:p text:style-name="P3"><text:span text:style-name="T1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33.512cm" svg:y1="37.195cm" svg:x2="33.512cm" svg:y2="38.592cm">
          <text:p/>
        </draw:line>
        <draw:line draw:style-name="gr10" draw:text-style-name="P6" draw:layer="layout" svg:x1="27.035cm" svg:y1="37.195cm" svg:x2="33.512cm" svg:y2="37.195cm">
          <text:p/>
        </draw:line>
        <draw:line draw:style-name="gr10" draw:text-style-name="P6" draw:layer="layout" svg:x1="27.035cm" svg:y1="39.1cm" svg:x2="27.035cm" svg:y2="37.195cm">
          <text:p/>
        </draw:line>
        <draw:frame draw:style-name="gr32" draw:text-style-name="P10" draw:layer="layout" svg:width="2.407cm" svg:height="0.738cm" svg:x="33.518cm" svg:y="37.83cm">
          <draw:text-box>
            <text:p><text:span text:style-name="T4">time mod.</text:span></text:p>
          </draw:text-box>
        </draw:frame>
        <draw:custom-shape draw:style-name="gr21" draw:text-style-name="P4" draw:layer="layout" svg:width="4.445cm" svg:height="1.016cm" svg:x="31.48cm" svg:y="29.70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31.48cm" svg:y="33.51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566cm" svg:height="0.785cm" svg:x="23.866cm" svg:y="2.524cm">
          <draw:text-box>
            <text:p><text:span text:style-name="T2">Impact Generator</text:span></text:p>
          </draw:text-box>
        </draw:frame>
        <draw:custom-shape draw:style-name="gr7" draw:text-style-name="P4" draw:layer="layout" svg:width="3.81cm" svg:height="1.017cm" svg:x="23.866cm" svg:y="6.206cm">
          <text:p text:style-name="P3"><text:span text:style-name="T1">White Nois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6.356cm" svg:height="1.017cm" svg:x="23.86cm" svg:y="4.302cm">
          <text:p text:style-name="P3"><text:span text:style-name="T1">Exponential Dec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946cm" svg:y1="5.318cm" svg:x2="28.946cm" svg:y2="6.334cm">
          <text:p/>
        </draw:line>
        <draw:line draw:style-name="gr13" draw:text-style-name="P6" draw:layer="layout" svg:x1="27.676cm" svg:y1="6.715cm" svg:x2="30.216cm" svg:y2="6.715cm">
          <text:p/>
        </draw:line>
        <draw:custom-shape draw:style-name="gr18" draw:text-style-name="P2" draw:layer="layout" svg:width="0.762cm" svg:height="0.762cm" draw:transform="rotate (-1.5707963267949) translate (29.327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1.017cm" svg:x="30.216cm" svg:y="6.206cm">
          <text:p text:style-name="P3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7cm" svg:x="40.37cm" svg:y="6.207cm">
          <text:p text:style-name="P3"><text:span text:style-name="T1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2.756cm" svg:y1="6.714cm" svg:x2="34.026cm" svg:y2="6.714cm">
          <text:p/>
        </draw:line>
        <draw:line draw:style-name="gr13" draw:text-style-name="P6" draw:layer="layout" svg:x1="39.1cm" svg:y1="6.715cm" svg:x2="40.37cm" svg:y2="6.715cm">
          <text:p/>
        </draw:line>
        <draw:frame draw:style-name="gr4" draw:text-style-name="P5" draw:layer="layout" svg:width="2.026cm" svg:height="0.785cm" svg:x="44.186cm" svg:y="6.358cm">
          <draw:text-box>
            <text:p><text:span text:style-name="T1">Output</text:span></text:p>
          </draw:text-box>
        </draw:frame>
        <draw:frame draw:style-name="gr35" draw:text-style-name="P5" draw:layer="layout" svg:width="4.572cm" svg:height="0.844cm" svg:x="39.354cm" svg:y="7.268cm">
          <draw:text-box>
            <text:p><text:span text:style-name="T1">Clipper is tanh.</text:span></text:p>
          </draw:text-box>
        </draw:frame>
        <draw:custom-shape draw:style-name="gr36" draw:text-style-name="P4" draw:layer="layout" svg:width="5.08cm" svg:height="1.017cm" svg:x="34.02cm" svg:y="6.207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42.916cm" svg:y1="6.715cm" svg:x2="44.186cm" svg:y2="6.715cm">
          <text:p/>
        </draw:line>
        <draw:custom-shape draw:style-name="gr37" draw:text-style-name="P4" xml:id="id7" draw:id="id7" draw:layer="layout" svg:width="7.62cm" svg:height="1.017cm" svg:x="9.89cm" svg:y="17.001cm">
          <text:p text:style-name="P3"><text:span text:style-name="T1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5" draw:layer="layout" svg:width="12.948cm" svg:height="4.523cm" svg:x="2.27cm" svg:y="45.45cm">
          <draw:text-box>
            <text:p><text:span text:style-name="T1">Energy spreader accumulates the amplitude</text:span></text:p>
            <text:p><text:span text:style-name="T1">of input signal, then spread through out time.</text:span></text:p>
            <text:p><text:span text:style-name="T1"/></text:p>
            <text:p text:style-name="P11"><text:span text:style-name="T1">In the code of energy spreaders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4" xml:id="id8" draw:id="id8" draw:layer="layout" svg:width="7.62cm" svg:height="1.017cm" svg:x="9.89cm" svg:y="19.541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29.575cm" svg:y="18.27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" draw:id="id2">
          <draw:custom-shape draw:style-name="gr9" draw:text-style-name="P2" draw:layer="layout" svg:width="1.016cm" svg:height="1.016cm" svg:x="34.147cm" svg:y="18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4.401cm" svg:y1="18.78cm" svg:x2="34.909cm" svg:y2="18.78cm">
            <text:p/>
          </draw:line>
          <draw:line draw:style-name="gr10" draw:text-style-name="P6" draw:layer="layout" svg:x1="34.655cm" svg:y1="18.526cm" svg:x2="34.655cm" svg:y2="19.034cm">
            <text:p/>
          </draw:line>
        </draw:g>
        <draw:line draw:style-name="gr13" draw:text-style-name="P6" draw:layer="layout" svg:x1="35.163cm" svg:y1="18.78cm" svg:x2="35.925cm" svg:y2="18.78cm">
          <text:p/>
        </draw:line>
        <draw:custom-shape draw:style-name="gr11" draw:text-style-name="P7" xml:id="id1" draw:id="id1" draw:layer="layout" svg:width="0.254cm" svg:height="0.254cm" svg:x="28.17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8.305cm" svg:y1="18.653cm" svg:x2="34.655cm" svg:y2="18.272cm" draw:start-shape="id1" draw:start-glue-point="4" draw:end-shape="id2" draw:end-glue-point="0" svg:d="M28305 1865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31.353cm 16.4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32.115cm" svg:y1="18.78cm" svg:x2="34.147cm" svg:y2="18.78cm">
          <text:p/>
        </draw:line>
        <draw:frame draw:style-name="gr40" draw:text-style-name="P5" draw:layer="layout" svg:width="1.772cm" svg:height="0.738cm" svg:x="23.987cm" svg:y="18.42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35.931cm" svg:y="18.423cm">
          <draw:text-box>
            <text:p><text:span text:style-name="T1">Output</text:span></text:p>
          </draw:text-box>
        </draw:frame>
        <draw:g draw:style-name="gr8" xml:id="id4" draw:id="id4">
          <draw:custom-shape draw:style-name="gr9" draw:text-style-name="P2" draw:layer="layout" svg:width="1.016cm" svg:height="1.016cm" svg:x="26.527cm" svg:y="18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6.781cm" svg:y1="18.78cm" svg:x2="27.289cm" svg:y2="18.78cm">
            <text:p/>
          </draw:line>
          <draw:line draw:style-name="gr10" draw:text-style-name="P6" draw:layer="layout" svg:x1="27.035cm" svg:y1="18.526cm" svg:x2="27.035cm" svg:y2="19.034cm">
            <text:p/>
          </draw:line>
        </draw:g>
        <draw:line draw:style-name="gr13" draw:text-style-name="P6" draw:layer="layout" svg:x1="27.543cm" svg:y1="18.78cm" svg:x2="29.575cm" svg:y2="18.78cm">
          <text:p/>
        </draw:line>
        <draw:custom-shape draw:style-name="gr11" draw:text-style-name="P7" xml:id="id3" draw:id="id3" draw:layer="layout" svg:width="0.254cm" svg:height="0.254cm" svg:x="33.258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33.385cm" svg:y1="18.907cm" svg:x2="27.035cm" svg:y2="19.288cm" draw:start-shape="id3" draw:start-glue-point="8" draw:end-shape="id4" draw:end-glue-point="2" svg:d="M33385 1890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30.464cm 21.0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5.765cm" svg:y1="18.78cm" svg:x2="26.527cm" svg:y2="18.78cm">
          <text:p/>
        </draw:line>
        <draw:frame draw:style-name="gr42" draw:text-style-name="P5" draw:layer="layout" svg:width="1.01cm" svg:height="0.738cm" svg:x="30.343cm" svg:y="21.06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30.464cm" svg:y="15.732cm">
          <draw:text-box>
            <text:p><text:span text:style-name="T1">g</text:span></text:p>
          </draw:text-box>
        </draw:frame>
        <draw:frame draw:style-name="gr43" draw:text-style-name="P8" draw:layer="layout" svg:width="5.836cm" svg:height="0.738cm" svg:x="23.86cm" svg:y="8.874cm">
          <draw:text-box>
            <text:p><text:span text:style-name="T2">Serial Allpass (Wire)</text:span></text:p>
          </draw:text-box>
        </draw:frame>
        <draw:frame draw:style-name="gr40" draw:text-style-name="P5" draw:layer="layout" svg:width="1.772cm" svg:height="0.738cm" svg:x="23.86cm" svg:y="11.438cm">
          <draw:text-box>
            <text:p><text:span text:style-name="T1">Input</text:span></text:p>
          </draw:text-box>
        </draw:frame>
        <draw:line draw:style-name="gr5" draw:text-style-name="P6" draw:layer="layout" svg:x1="25.638cm" svg:y1="11.795cm" svg:x2="27.035cm" svg:y2="11.795cm">
          <text:p/>
        </draw:line>
        <draw:custom-shape draw:style-name="gr11" draw:text-style-name="P7" draw:layer="layout" svg:width="0.254cm" svg:height="0.254cm" svg:x="26.14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29.57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9.829cm" svg:y1="13.7cm" svg:x2="30.337cm" svg:y2="13.7cm">
            <text:p/>
          </draw:line>
          <draw:line draw:style-name="gr10" draw:text-style-name="P6" draw:layer="layout" svg:x1="30.083cm" svg:y1="13.446cm" svg:x2="30.083cm" svg:y2="13.954cm">
            <text:p/>
          </draw:line>
        </draw:g>
        <draw:line draw:style-name="gr5" draw:text-style-name="P6" draw:layer="layout" svg:x1="29.575cm" svg:y1="11.795cm" svg:x2="30.845cm" svg:y2="11.795cm">
          <text:p/>
        </draw:line>
        <draw:custom-shape draw:style-name="gr11" draw:text-style-name="P7" draw:layer="layout" svg:width="0.254cm" svg:height="0.254cm" svg:x="29.95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0.083cm" svg:y1="11.795cm" svg:x2="30.083cm" svg:y2="13.192cm">
          <text:p/>
        </draw:line>
        <draw:line draw:style-name="gr45" draw:text-style-name="P6" draw:layer="layout" svg:x1="26.273cm" svg:y1="13.7cm" svg:x2="29.575cm" svg:y2="13.7cm">
          <text:p/>
        </draw:line>
        <draw:line draw:style-name="gr10" draw:text-style-name="P6" draw:layer="layout" svg:x1="26.273cm" svg:y1="11.795cm" svg:x2="26.273cm" svg:y2="13.7cm">
          <text:p/>
        </draw:line>
        <draw:custom-shape draw:style-name="gr29" draw:text-style-name="P4" draw:layer="layout" svg:width="2.54cm" svg:height="1.016cm" svg:x="30.84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38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639cm" svg:y1="13.7cm" svg:x2="34.147cm" svg:y2="13.7cm">
            <text:p/>
          </draw:line>
          <draw:line draw:style-name="gr10" draw:text-style-name="P6" draw:layer="layout" svg:x1="33.893cm" svg:y1="13.446cm" svg:x2="33.893cm" svg:y2="13.954cm">
            <text:p/>
          </draw:line>
        </draw:g>
        <draw:line draw:style-name="gr5" draw:text-style-name="P6" draw:layer="layout" svg:x1="33.385cm" svg:y1="11.795cm" svg:x2="34.655cm" svg:y2="11.795cm">
          <text:p/>
        </draw:line>
        <draw:custom-shape draw:style-name="gr11" draw:text-style-name="P7" draw:layer="layout" svg:width="0.254cm" svg:height="0.254cm" svg:x="33.76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3.893cm" svg:y1="11.795cm" svg:x2="33.893cm" svg:y2="13.192cm">
          <text:p/>
        </draw:line>
        <draw:line draw:style-name="gr45" draw:text-style-name="P6" draw:layer="layout" svg:x1="30.591cm" svg:y1="13.7cm" svg:x2="33.385cm" svg:y2="13.7cm">
          <text:p/>
        </draw:line>
        <draw:g draw:style-name="gr8">
          <draw:custom-shape draw:style-name="gr9" draw:text-style-name="P2" draw:layer="layout" svg:width="1.016cm" svg:height="1.016cm" svg:x="37.19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7.449cm" svg:y1="13.7cm" svg:x2="37.957cm" svg:y2="13.7cm">
            <text:p/>
          </draw:line>
          <draw:line draw:style-name="gr10" draw:text-style-name="P6" draw:layer="layout" svg:x1="37.703cm" svg:y1="13.446cm" svg:x2="37.703cm" svg:y2="13.954cm">
            <text:p/>
          </draw:line>
        </draw:g>
        <draw:line draw:style-name="gr5" draw:text-style-name="P6" draw:layer="layout" svg:x1="37.195cm" svg:y1="11.795cm" svg:x2="38.465cm" svg:y2="11.795cm">
          <text:p/>
        </draw:line>
        <draw:custom-shape draw:style-name="gr11" draw:text-style-name="P7" draw:layer="layout" svg:width="0.254cm" svg:height="0.254cm" svg:x="37.57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7.703cm" svg:y1="11.795cm" svg:x2="37.703cm" svg:y2="13.192cm">
          <text:p/>
        </draw:line>
        <draw:line draw:style-name="gr45" draw:text-style-name="P6" draw:layer="layout" svg:x1="34.401cm" svg:y1="13.7cm" svg:x2="37.195cm" svg:y2="13.7cm">
          <text:p/>
        </draw:line>
        <draw:g draw:style-name="gr8">
          <draw:custom-shape draw:style-name="gr9" draw:text-style-name="P2" draw:layer="layout" svg:width="1.016cm" svg:height="1.016cm" svg:x="41.00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41.259cm" svg:y1="13.7cm" svg:x2="41.767cm" svg:y2="13.7cm">
            <text:p/>
          </draw:line>
          <draw:line draw:style-name="gr10" draw:text-style-name="P6" draw:layer="layout" svg:x1="41.513cm" svg:y1="13.446cm" svg:x2="41.513cm" svg:y2="13.954cm">
            <text:p/>
          </draw:line>
        </draw:g>
        <draw:line draw:style-name="gr44" draw:text-style-name="P6" draw:layer="layout" svg:x1="41.513cm" svg:y1="11.795cm" svg:x2="41.513cm" svg:y2="13.192cm">
          <text:p/>
        </draw:line>
        <draw:line draw:style-name="gr45" draw:text-style-name="P6" draw:layer="layout" svg:x1="38.211cm" svg:y1="13.7cm" svg:x2="41.005cm" svg:y2="13.7cm">
          <text:p/>
        </draw:line>
        <draw:line draw:style-name="gr10" draw:text-style-name="P6" draw:layer="layout" svg:x1="41.005cm" svg:y1="11.795cm" svg:x2="41.513cm" svg:y2="11.795cm">
          <text:p/>
        </draw:line>
        <draw:line draw:style-name="gr46" draw:text-style-name="P6" draw:layer="layout" svg:x1="42.021cm" svg:y1="13.7cm" svg:x2="42.91cm" svg:y2="13.7cm">
          <text:p/>
        </draw:line>
        <draw:frame draw:style-name="gr41" draw:text-style-name="P5" draw:layer="layout" svg:width="2.026cm" svg:height="0.738cm" svg:x="42.916cm" svg:y="13.319cm">
          <draw:text-box>
            <text:p><text:span text:style-name="T1">Output</text:span></text:p>
          </draw:text-box>
        </draw:frame>
        <draw:frame draw:style-name="gr47" draw:text-style-name="P8" draw:layer="layout" svg:width="2.28cm" svg:height="0.738cm" svg:x="23.86cm" svg:y="15.248cm">
          <draw:text-box>
            <text:p><text:span text:style-name="T2">Allpass</text:span></text:p>
          </draw:text-box>
        </draw:frame>
        <draw:frame draw:style-name="gr48" draw:text-style-name="P5" draw:layer="layout" svg:width="12.694cm" svg:height="0.738cm" svg:x="27.041cm" svg:y="22.844cm">
          <draw:text-box>
            <text:p><text:span text:style-name="T1">A feedback delay network. Matrix is Householder.</text:span></text:p>
          </draw:text-box>
        </draw:frame>
        <draw:frame draw:style-name="gr49" draw:text-style-name="P5" draw:layer="layout" svg:width="19.298cm" svg:height="1.712cm" svg:x="24.495cm" svg:y="40.37cm">
          <draw:text-box>
            <text:p><text:span text:style-name="T5">Bandpass reference: </text:span><text:span text:style-name="T1">Section 5.3 in "Matched Second Order Digital Filters",</text:span></text:p>
            <text:p><text:span text:style-name="T1"><text:s text:c="20"/></text:span><text:span text:style-name="T1">Martin Vicanek, 14. February 2016.</text:span></text:p>
          </draw:text-box>
        </draw:frame>
        <draw:frame draw:style-name="gr50" draw:text-style-name="P2" draw:layer="layout" svg:width="13.779cm" svg:height="2.267cm" svg:x="31.48cm" svg:y="3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1" draw:text-style-name="P10" draw:layer="layout" svg:width="12.144cm" svg:height="0.844cm" svg:x="31.105cm" svg:y="2.569cm">
          <draw:text-box>
            <text:p><text:span text:style-name="T4">Lowpass transfer function. Real part of output is used.</text:span></text:p>
          </draw:text-box>
        </draw:frame>
        <draw:frame draw:style-name="gr52" draw:text-style-name="P12" draw:layer="layout" svg:width="0.714cm" svg:height="0.657cm" svg:x="2.27cm" svg:y="4.28cm">
          <draw:text-box>
            <text:p text:style-name="P2"><text:span text:style-name="T6">1</text:span></text:p>
          </draw:text-box>
        </draw:frame>
        <draw:frame draw:style-name="gr52" draw:text-style-name="P12" draw:layer="layout" svg:width="0.714cm" svg:height="0.657cm" svg:x="17.437cm" svg:y="6.185cm">
          <draw:text-box>
            <text:p text:style-name="P2"><text:span text:style-name="T6">2</text:span></text:p>
          </draw:text-box>
        </draw:frame>
        <draw:frame draw:style-name="gr52" draw:text-style-name="P12" draw:layer="layout" svg:width="0.714cm" svg:height="0.657cm" svg:x="11.795cm" svg:y="4.28cm">
          <draw:text-box>
            <text:p text:style-name="P2"><text:span text:style-name="T6">3</text:span></text:p>
          </draw:text-box>
        </draw:frame>
        <draw:frame draw:style-name="gr52" draw:text-style-name="P12" draw:layer="layout" svg:width="0.714cm" svg:height="0.657cm" svg:x="17.431cm" svg:y="9.995cm">
          <draw:text-box>
            <text:p text:style-name="P2"><text:span text:style-name="T6">4</text:span></text:p>
          </draw:text-box>
        </draw:frame>
        <draw:frame draw:style-name="gr52" draw:text-style-name="P12" draw:layer="layout" svg:width="0.714cm" svg:height="0.657cm" svg:x="11.795cm" svg:y="8.09cm">
          <draw:text-box>
            <text:p text:style-name="P2"><text:span text:style-name="T6">5</text:span></text:p>
          </draw:text-box>
        </draw:frame>
        <draw:frame draw:style-name="gr52" draw:text-style-name="P12" draw:layer="layout" svg:width="0.714cm" svg:height="0.657cm" svg:x="11.795cm" svg:y="11.9cm">
          <draw:text-box>
            <text:p text:style-name="P2"><text:span text:style-name="T6">6</text:span></text:p>
          </draw:text-box>
        </draw:frame>
        <draw:frame draw:style-name="gr53" draw:text-style-name="P14" draw:layer="layout" svg:width="6.09cm" svg:height="1.225cm" svg:x="2.276cm" svg:y="8.62cm">
          <draw:text-box>
            <text:p text:style-name="P13"><text:span text:style-name="T7">Numbers represents the</text:span></text:p>
            <text:p text:style-name="P13"><text:span text:style-name="T7">order of computation.</text:span></text:p>
          </draw:text-box>
        </draw:frame>
        <draw:custom-shape draw:style-name="gr54" draw:text-style-name="P16" draw:layer="layout" svg:width="8.255cm" svg:height="3.683cm" svg:x="24.495cm" svg:y="45.45cm">
          <text:p text:style-name="P15"><text:span text:style-name="T1">// Decaying Energy Spreader.</text:span></text:p>
          <text:p text:style-name="P15"><text:span text:style-name="T5">decay = -log(eps) / dt</text:span><text:span text:style-name="T1">;</text:span></text:p>
          <text:p text:style-name="P15"><text:span text:style-name="T5">if (abs(input) &gt; eps) {</text:span></text:p>
          <text:p text:style-name="P15"><text:span text:style-name="T5"><text:s text:c="2"/></text:span><text:span text:style-name="T5">acc = (acc + input) * decay</text:span><text:span text:style-name="T1">;</text:span></text:p>
          <text:p text:style-name="P15"><text:span text:style-name="T1">}</text:span></text:p>
          <text:p text:style-name="P15"><text:span text:style-name="T5">return acc *= exp(-decay</text:span><text:span text:style-name="T1">);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6" draw:layer="layout" svg:width="8.255cm" svg:height="3.302cm" svg:x="15.605cm" svg:y="45.45cm">
          <text:p text:style-name="P15"><text:span text:style-name="T1">// Random Energy Spreader.</text:span></text:p>
          <text:p text:style-name="P15"><text:span text:style-name="T5">acc += input</text:span><text:span text:style-name="T1">;</text:span></text:p>
          <text:p text:style-name="P15"><text:span text:style-name="T1">output = acc * random();</text:span></text:p>
          <text:p text:style-name="P15"><text:span text:style-name="T5">acc -= </text:span><text:span text:style-name="T1">output;</text:span></text:p>
          <text:p text:style-name="P15"><text:span text:style-name="T1">return outpu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8" draw:layer="layout" svg:width="3.296cm" svg:height="0.738cm" svg:x="2.276cm" svg:y="31.734cm">
          <draw:text-box>
            <text:p><text:span text:style-name="T2">Collision</text:span></text:p>
          </draw:text-box>
        </draw:frame>
        <draw:frame draw:style-name="gr57" draw:text-style-name="P5" draw:layer="layout" svg:width="15.996cm" svg:height="4.993cm" svg:x="2.276cm" svg:y="32.812cm">
          <draw:text-box>
            <text:p><text:span text:style-name="T5">Parameters of `solveC</text:span><text:span text:style-name="T1">ollision` function:</text:span></text:p>
            <text:p><text:span text:style-name="T1">- p is position, that is an amplitude of a signal.</text:span></text:p>
            <text:p><text:span text:style-name="T1">- v is velocity, that is `p[n] - p[n-1]`.</text:span></text:p>
            <text:p><text:span text:style-name="T1">- distance is a difference of positions to trigger collision.</text:span></text:p>
            <text:p><text:span text:style-name="T1"/></text:p>
            <text:p><text:span text:style-name="T1">For example, if there are system S0 and S1, p0 is set from</text:span></text:p>
            <text:p><text:span text:style-name="T1">the output amplitude of S0. And p1 is the same for S1.</text:span></text:p>
            <text:p><text:span text:style-name="T1"/></text:p>
            <text:p><text:span text:style-name="T1">In implementation, Membrane 1 provides p0 and v0 for both</text:span></text:p>
            <text:p><text:span text:style-name="T1">collisions.</text:span></text:p>
          </draw:text-box>
        </draw:frame>
        <draw:custom-shape draw:style-name="gr58" draw:text-style-name="P16" draw:layer="layout" svg:width="14.351cm" svg:height="5.461cm" svg:x="2.27cm" svg:y="38.211cm">
          <text:p text:style-name="P15"><text:span text:style-name="T1">// Returns updated [p0, p1] pair.</text:span></text:p>
          <text:p text:style-name="P15"><text:span text:style-name="T5">function solveC</text:span><text:span text:style-name="T1">ollision(p0, p1, v0, v1, distance) {</text:span></text:p>
          <text:p text:style-name="P15"><text:span text:style-name="T1"><text:s text:c="2"/></text:span><text:span text:style-name="T1">diff = p0 - p1 + distance;</text:span></text:p>
          <text:p text:style-name="P15"><text:span text:style-name="T1"><text:s text:c="2"/></text:span><text:span text:style-name="T1">if (diff &gt;= 0) return [0, 0];</text:span></text:p>
          <text:p text:style-name="P15"><text:span text:style-name="T1"><text:s text:c="2"/></text:span><text:span text:style-name="T1">sum = -diff;</text:span></text:p>
          <text:p text:style-name="P15"><text:span text:style-name="T1"><text:s text:c="2"/></text:span><text:span text:style-name="T1">r0 = abs(v0); // r means ratio.</text:span></text:p>
          <text:p text:style-name="P15"><text:span text:style-name="T1"><text:s text:c="2"/></text:span><text:span text:style-name="T1">r1 = abs(v1);</text:span></text:p>
          <text:p text:style-name="P15"><text:span text:style-name="T1"><text:s text:c="2"/></text:span><text:span text:style-name="T1">if (r0 + r1 &gt;= eps) sum /= r0 + r1;</text:span></text:p>
          <text:p text:style-name="P15"><text:span text:style-name="T1"><text:s text:c="2"/></text:span><text:span text:style-name="T1">return [sum * r1, -sum * r0];</text:span></text:p>
          <text:p text:style-name="P15"><text:span text:style-name="T1">}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4cm" svg:height="1.016cm" svg:x="28.305cm" svg:y="36.687cm">
          <text:p text:style-name="P3"><text:span text:style-name="T1">-abs(x)</text:span></text:p>
          <draw:enhanced-geometry svg:viewBox="0 0 21600 21600" draw:type="rectangle" draw:enhanced-path="M 0 0 L 21600 0 21600 21600 0 21600 0 0 Z N"/>
        </draw:custom-shape>
        <draw:frame draw:style-name="gr56" draw:text-style-name="P8" draw:layer="layout" svg:width="3.296cm" svg:height="0.738cm" svg:x="2.27cm" svg:y="16.494cm">
          <draw:text-box>
            <text:p><text:span text:style-name="T2">Collision 1</text:span></text:p>
          </draw:text-box>
        </draw:frame>
        <draw:frame draw:style-name="gr56" draw:text-style-name="P8" draw:layer="layout" svg:width="3.296cm" svg:height="0.738cm" svg:x="2.27cm" svg:y="24.138cm">
          <draw:text-box>
            <text:p><text:span text:style-name="T2">Collision 2</text:span></text:p>
          </draw:text-box>
        </draw:frame>
        <draw:custom-shape draw:style-name="gr29" draw:text-style-name="P4" draw:layer="layout" svg:width="2.54cm" svg:height="1.016cm" svg:x="27.03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38.46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34.65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" xml:id="id11" draw:id="id11" draw:layer="layout" svg:width="5.08cm" svg:height="1.016cm" svg:x="2.27cm" svg:y="19.542cm">
          <text:p text:style-name="P3"><text:span text:style-name="T1">Solve Collision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88cm" svg:height="0.738cm" svg:x="3.419cm" svg:y="17.788cm">
          <draw:text-box>
            <text:p><text:span text:style-name="T1">From Wire</text:span></text:p>
          </draw:text-box>
        </draw:frame>
        <draw:frame draw:style-name="gr61" draw:text-style-name="P17" draw:layer="layout" svg:width="4.312cm" svg:height="0.738cm" svg:x="2.651cm" svg:y="21.574cm">
          <draw:text-box>
            <text:p text:style-name="P2"><text:span text:style-name="T1">From Membrane 1</text:span></text:p>
          </draw:text-box>
        </draw:frame>
        <draw:line draw:style-name="gr22" draw:text-style-name="P6" draw:layer="layout" svg:x1="39.1cm" svg:y1="34.027cm" svg:x2="39.1cm" svg:y2="32.63cm">
          <text:p/>
        </draw:line>
        <draw:line draw:style-name="gr22" draw:text-style-name="P6" draw:layer="layout" svg:x1="4.81cm" svg:y1="18.78cm" svg:x2="4.81cm" svg:y2="19.542cm">
          <text:p/>
        </draw:line>
        <draw:custom-shape draw:style-name="gr11" draw:text-style-name="P7" xml:id="id6" draw:id="id6" draw:layer="layout" svg:width="0.254cm" svg:height="0.254cm" svg:x="8.49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7.991cm" svg:y1="19.922cm" svg:x2="8.493cm" svg:y2="18.78cm" draw:start-shape="id5" draw:start-glue-point="4" draw:end-shape="id6" draw:end-glue-point="6" svg:d="M7991 19922v-1142h502" svg:viewBox="0 0 503 1143">
          <text:p/>
        </draw:connector>
        <draw:connector draw:style-name="gr62" draw:text-style-name="P6" draw:layer="layout" svg:x1="8.62cm" svg:y1="18.653cm" svg:x2="9.89cm" svg:y2="17.509cm" draw:start-shape="id6" draw:start-glue-point="4" draw:end-shape="id7" draw:end-glue-point="3" svg:d="M8620 18653v-1144h1270" svg:viewBox="0 0 1271 1145">
          <text:p/>
        </draw:connector>
        <draw:connector draw:style-name="gr63" draw:text-style-name="P6" draw:layer="layout" svg:x1="8.62cm" svg:y1="18.907cm" svg:x2="9.89cm" svg:y2="20.049cm" draw:start-shape="id6" draw:start-glue-point="8" draw:end-shape="id8" draw:end-glue-point="3" svg:d="M8620 18907v1142h1270" svg:viewBox="0 0 1271 1143">
          <text:p/>
        </draw:connector>
        <draw:g draw:style-name="gr8" xml:id="id9" draw:id="id9">
          <draw:custom-shape draw:style-name="gr9" draw:text-style-name="P2" draw:layer="layout" svg:width="1.016cm" svg:height="1.016cm" svg:x="18.272cm" svg:y="18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8.78cm" svg:x2="19.034cm" svg:y2="18.78cm">
            <text:p/>
          </draw:line>
          <draw:line draw:style-name="gr10" draw:text-style-name="P6" draw:layer="layout" svg:x1="18.78cm" svg:y1="18.526cm" svg:x2="18.78cm" svg:y2="19.034cm">
            <text:p/>
          </draw:line>
        </draw:g>
        <draw:connector draw:style-name="gr64" draw:text-style-name="P6" draw:layer="layout" svg:x1="17.51cm" svg:y1="17.509cm" svg:x2="18.78cm" svg:y2="18.272cm" draw:start-shape="id7" draw:start-glue-point="1" draw:end-shape="id9" draw:end-glue-point="0" svg:d="M17510 17509h1270v763" svg:viewBox="0 0 1271 764">
          <text:p/>
        </draw:connector>
        <draw:connector draw:style-name="gr65" draw:text-style-name="P6" draw:layer="layout" svg:x1="17.51cm" svg:y1="20.049cm" svg:x2="18.78cm" svg:y2="19.288cm" draw:start-shape="id8" draw:start-glue-point="1" draw:end-shape="id9" draw:end-glue-point="2" svg:d="M17510 20049h1270v-761" svg:viewBox="0 0 1271 762">
          <text:p/>
        </draw:connector>
        <draw:line draw:style-name="gr66" draw:text-style-name="P6" draw:layer="layout" svg:x1="19.288cm" svg:y1="18.78cm" svg:x2="20.05cm" svg:y2="18.78cm">
          <text:p/>
        </draw:line>
        <draw:custom-shape draw:style-name="gr11" draw:text-style-name="P7" xml:id="id5" draw:id="id5" draw:layer="layout" svg:width="0.254cm" svg:height="0.254cm" svg:x="7.864cm" svg:y="1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10" draw:id="id10" draw:layer="layout" svg:width="7.62cm" svg:height="1.017cm" svg:x="9.89cm" svg:y="22.082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7.991cm" svg:y1="20.176cm" svg:x2="9.89cm" svg:y2="22.59cm" draw:start-shape="id5" draw:start-glue-point="8" draw:end-shape="id10" draw:end-glue-point="3" svg:d="M7991 20176v2414h1899" svg:viewBox="0 0 1900 2415">
          <text:p/>
        </draw:connector>
        <draw:connector draw:style-name="gr14" draw:text-style-name="P2" draw:layer="layout" svg:x1="7.35cm" svg:y1="20.05cm" svg:x2="7.864cm" svg:y2="20.049cm" draw:start-shape="id11" draw:start-glue-point="1" draw:end-shape="id5" draw:end-glue-point="6" svg:d="M7350 20050h264v-1h250" svg:viewBox="0 0 515 2">
          <text:p/>
        </draw:connector>
        <draw:line draw:style-name="gr66" draw:text-style-name="P6" draw:layer="layout" svg:x1="17.51cm" svg:y1="22.59cm" svg:x2="18.78cm" svg:y2="22.59cm">
          <text:p/>
        </draw:line>
        <draw:frame draw:style-name="gr60" draw:text-style-name="P5" draw:layer="layout" svg:width="2.788cm" svg:height="0.738cm" svg:x="20.056cm" svg:y="18.398cm">
          <draw:text-box>
            <text:p><text:span text:style-name="T1">To Wire</text:span></text:p>
          </draw:text-box>
        </draw:frame>
        <draw:frame draw:style-name="gr68" draw:text-style-name="P5" draw:layer="layout" svg:width="3.804cm" svg:height="0.738cm" svg:x="18.786cm" svg:y="22.209cm">
          <draw:text-box>
            <text:p><text:span text:style-name="T1">To Membrane 1</text:span></text:p>
          </draw:text-box>
        </draw:frame>
        <draw:line draw:style-name="gr22" draw:text-style-name="P6" draw:layer="layout" svg:x1="4.81cm" svg:y1="28.939cm" svg:x2="4.81cm" svg:y2="28.177cm">
          <text:p/>
        </draw:line>
        <draw:custom-shape draw:style-name="gr59" draw:text-style-name="P4" xml:id="id14" draw:id="id14" draw:layer="layout" svg:width="5.08cm" svg:height="1.016cm" svg:x="2.27cm" svg:y="27.161cm">
          <text:p text:style-name="P3"><text:span text:style-name="T1">Solve Collision</text:span></text:p>
          <draw:enhanced-geometry svg:viewBox="0 0 21600 21600" draw:type="rectangle" draw:enhanced-path="M 0 0 L 21600 0 21600 21600 0 21600 0 0 Z N"/>
        </draw:custom-shape>
        <draw:frame draw:style-name="gr69" draw:text-style-name="P5" draw:layer="layout" svg:width="4.312cm" svg:height="0.738cm" svg:x="2.651cm" svg:y="25.408cm">
          <draw:text-box>
            <text:p><text:span text:style-name="T1">From Membrane 1</text:span></text:p>
          </draw:text-box>
        </draw:frame>
        <draw:frame draw:style-name="gr61" draw:text-style-name="P17" draw:layer="layout" svg:width="4.312cm" svg:height="0.738cm" svg:x="2.651cm" svg:y="29.193cm">
          <draw:text-box>
            <text:p text:style-name="P2"><text:span text:style-name="T1">From Membrane 2</text:span></text:p>
          </draw:text-box>
        </draw:frame>
        <draw:line draw:style-name="gr22" draw:text-style-name="P6" draw:layer="layout" svg:x1="4.81cm" svg:y1="26.399cm" svg:x2="4.81cm" svg:y2="27.161cm">
          <text:p/>
        </draw:line>
        <draw:custom-shape draw:style-name="gr11" draw:text-style-name="P7" xml:id="id12" draw:id="id12" draw:layer="layout" svg:width="0.254cm" svg:height="0.254cm" svg:x="7.864cm" svg:y="2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13" draw:id="id13" draw:layer="layout" svg:width="7.62cm" svg:height="1.017cm" svg:x="9.89cm" svg:y="28.432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7.991cm" svg:y1="27.795cm" svg:x2="9.89cm" svg:y2="28.94cm" draw:start-shape="id12" draw:start-glue-point="8" draw:end-shape="id13" draw:end-glue-point="3" svg:d="M7991 27795v1145h1899" svg:viewBox="0 0 1900 1146">
          <text:p/>
        </draw:connector>
        <draw:connector draw:style-name="gr14" draw:text-style-name="P2" draw:layer="layout" svg:x1="7.35cm" svg:y1="27.669cm" svg:x2="7.864cm" svg:y2="27.668cm" draw:start-shape="id14" draw:start-glue-point="1" draw:end-shape="id12" draw:end-glue-point="6" svg:d="M7350 27669h264v-1h250" svg:viewBox="0 0 515 2">
          <text:p/>
        </draw:connector>
        <draw:line draw:style-name="gr66" draw:text-style-name="P6" draw:layer="layout" svg:x1="17.51cm" svg:y1="28.94cm" svg:x2="18.78cm" svg:y2="28.94cm">
          <text:p/>
        </draw:line>
        <draw:frame draw:style-name="gr68" draw:text-style-name="P5" draw:layer="layout" svg:width="3.804cm" svg:height="0.738cm" svg:x="18.78cm" svg:y="28.56cm">
          <draw:text-box>
            <text:p><text:span text:style-name="T1">To Membrane 2</text:span></text:p>
          </draw:text-box>
        </draw:frame>
        <draw:custom-shape draw:style-name="gr37" draw:text-style-name="P4" xml:id="id15" draw:id="id15" draw:layer="layout" svg:width="7.62cm" svg:height="1.017cm" svg:x="9.89cm" svg:y="25.891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6" draw:layer="layout" svg:x1="17.51cm" svg:y1="26.399cm" svg:x2="18.78cm" svg:y2="26.4cm">
          <text:p/>
        </draw:line>
        <draw:frame draw:style-name="gr68" draw:text-style-name="P5" draw:layer="layout" svg:width="3.804cm" svg:height="0.738cm" svg:x="18.78cm" svg:y="26.019cm">
          <draw:text-box>
            <text:p><text:span text:style-name="T1">To Membrane 1</text:span></text:p>
          </draw:text-box>
        </draw:frame>
        <draw:connector draw:style-name="gr70" draw:text-style-name="P6" draw:layer="layout" svg:x1="7.991cm" svg:y1="27.541cm" svg:x2="9.89cm" svg:y2="26.399cm" draw:start-shape="id12" draw:start-glue-point="4" draw:end-shape="id15" draw:end-glue-point="3" svg:d="M7991 27541v-1142h1899" svg:viewBox="0 0 1900 1143">
          <text:p/>
        </draw:connector>
        <draw:frame draw:style-name="gr69" draw:text-style-name="P8" draw:layer="layout" svg:width="4.312cm" svg:height="0.738cm" svg:x="2.27cm" svg:y="44.458cm">
          <draw:text-box>
            <text:p><text:span text:style-name="T2">Energy Spreader</text:span></text:p>
          </draw:text-box>
        </draw:frame>
      </draw:page>
      <draw:page draw:name="page2" draw:style-name="dp1" draw:master-page-name="Default">
        <draw:custom-shape draw:style-name="gr71" draw:text-style-name="P1" draw:layer="layout" svg:width="45.847cm" svg:height="42.79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3.302cm" svg:x="30.718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5.086cm" svg:height="1.017cm" svg:x="2.27cm" svg:y="4.937cm">
          <text:p text:style-name="P18"><text:span text:style-name="T8">Impact Generator</text:span></text:p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.026cm" svg:height="0.785cm" svg:x="20.183cm" svg:y="14.589cm">
          <draw:text-box>
            <text:p><text:span text:style-name="T8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19" draw:layer="layout" svg:width="2.54cm" svg:height="1.017cm" svg:x="11.795cm" svg:y="4.936cm">
          <text:p text:style-name="P18"><text:span text:style-name="T8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1.795cm" svg:y="8.747cm">
          <text:p text:style-name="P18"><text:span text:style-name="T8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1.801cm" svg:y="12.557cm">
          <text:p text:style-name="P18"><text:span text:style-name="T8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4.341cm" svg:y="6.841cm">
          <text:p text:style-name="P18"><text:span text:style-name="T8">Collision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19" draw:layer="layout" svg:width="3.81cm" svg:height="1.017cm" svg:x="14.341cm" svg:y="10.651cm">
          <text:p text:style-name="P18"><text:span text:style-name="T8">Collis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15" draw:text-style-name="P21" draw:layer="layout" svg:width="3.296cm" svg:height="0.785cm" svg:x="2.27cm" svg:y="2.548cm">
          <draw:text-box>
            <text:p><text:span text:style-name="T9">GenericDrum</text:span></text:p>
          </draw:text-box>
        </draw:frame>
        <draw:frame draw:style-name="gr16" draw:text-style-name="P9" draw:layer="layout" svg:width="0.925cm" svg:height="0.865cm" svg:x="8.62cm" svg:y="18.55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4.462cm" svg:y="18.55cm">
          <draw:text-box>
            <text:p><text:span text:style-name="T3">⋮</text:span></text:p>
          </draw:text-box>
        </draw:frame>
        <draw:line draw:style-name="gr17" draw:text-style-name="P6" draw:layer="layout" svg:x1="6.588cm" svg:y1="27.67cm" svg:x2="9.89cm" svg:y2="27.67cm">
          <text:p/>
        </draw:line>
        <draw:line draw:style-name="gr17" draw:text-style-name="P6" draw:layer="layout" svg:x1="6.461cm" svg:y1="23.86cm" svg:x2="9.89cm" svg:y2="23.86cm">
          <text:p/>
        </draw:line>
        <draw:line draw:style-name="gr17" draw:text-style-name="P6" draw:layer="layout" svg:x1="6.588cm" svg:y1="21.955cm" svg:x2="9.89cm" svg:y2="21.955cm">
          <text:p/>
        </draw:line>
        <draw:custom-shape draw:style-name="gr18" draw:text-style-name="P2" draw:layer="layout" svg:width="0.762cm" svg:height="0.762cm" draw:transform="rotate (-1.5707963267949) translate (9.128cm 21.5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21" draw:layer="layout" svg:width="2.534cm" svg:height="0.785cm" svg:x="2.27cm" svg:y="16.494cm">
          <draw:text-box>
            <text:p><text:span text:style-name="T9">Membrane</text:span></text:p>
          </draw:text-box>
        </draw:frame>
        <draw:custom-shape draw:style-name="gr20" draw:text-style-name="P19" draw:layer="layout" svg:width="3.81cm" svg:height="2.286cm" svg:x="10.525cm" svg:y="17.637cm">
          <text:p text:style-name="P18"><text:span text:style-name="T8">Feedback</text:span></text:p>
          <text:p text:style-name="P18"><text:span text:style-name="T8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445cm" svg:height="1.016cm" svg:x="9.89cm" svg:y="21.447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9.128cm 23.4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9.128cm 27.2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17.002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256cm" svg:y1="21.955cm" svg:x2="17.764cm" svg:y2="21.955cm">
            <text:p/>
          </draw:line>
          <draw:line draw:style-name="gr10" draw:text-style-name="P6" draw:layer="layout" svg:x1="17.51cm" svg:y1="21.701cm" svg:x2="17.51cm" svg:y2="22.209cm">
            <text:p/>
          </draw:line>
        </draw:g>
        <draw:line draw:style-name="gr10" draw:text-style-name="P6" draw:layer="layout" svg:x1="14.335cm" svg:y1="27.67cm" svg:x2="17.51cm" svg:y2="27.67cm">
          <text:p/>
        </draw:line>
        <draw:g draw:style-name="gr8">
          <draw:custom-shape draw:style-name="gr9" draw:text-style-name="P2" draw:layer="layout" svg:width="1.016cm" svg:height="1.016cm" svg:x="17.002cm" svg:y="2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256cm" svg:y1="23.86cm" svg:x2="17.764cm" svg:y2="23.86cm">
            <text:p/>
          </draw:line>
          <draw:line draw:style-name="gr10" draw:text-style-name="P6" draw:layer="layout" svg:x1="17.51cm" svg:y1="23.606cm" svg:x2="17.51cm" svg:y2="24.114cm">
            <text:p/>
          </draw:line>
        </draw:g>
        <draw:line draw:style-name="gr22" draw:text-style-name="P6" draw:layer="layout" svg:x1="17.51cm" svg:y1="27.67cm" svg:x2="17.51cm" svg:y2="26.273cm">
          <text:p/>
        </draw:line>
        <draw:line draw:style-name="gr22" draw:text-style-name="P6" draw:layer="layout" svg:x1="17.51cm" svg:y1="25.257cm" svg:x2="17.51cm" svg:y2="24.368cm">
          <text:p/>
        </draw:line>
        <draw:line draw:style-name="gr22" draw:text-style-name="P6" draw:layer="layout" svg:x1="17.51cm" svg:y1="23.352cm" svg:x2="17.51cm" svg:y2="22.463cm">
          <text:p/>
        </draw:line>
        <draw:line draw:style-name="gr17" draw:text-style-name="P6" draw:layer="layout" svg:x1="14.335cm" svg:y1="23.86cm" svg:x2="17.002cm" svg:y2="23.86cm">
          <text:p/>
        </draw:line>
        <draw:line draw:style-name="gr17" draw:text-style-name="P6" draw:layer="layout" svg:x1="14.335cm" svg:y1="21.955cm" svg:x2="17.002cm" svg:y2="21.955cm">
          <text:p/>
        </draw:line>
        <draw:custom-shape draw:style-name="gr11" draw:text-style-name="P7" draw:layer="layout" svg:width="0.254cm" svg:height="0.254cm" svg:x="16.24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5.732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4.843cm" svg:y="2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97cm" svg:y1="27.67cm" svg:x2="14.97cm" svg:y2="19.669cm">
          <text:p/>
        </draw:line>
        <draw:line draw:style-name="gr10" draw:text-style-name="P6" draw:layer="layout" svg:x1="15.859cm" svg:y1="23.86cm" svg:x2="15.859cm" svg:y2="18.399cm">
          <text:p/>
        </draw:line>
        <draw:line draw:style-name="gr10" draw:text-style-name="P6" draw:layer="layout" svg:x1="16.367cm" svg:y1="21.955cm" svg:x2="16.367cm" svg:y2="17.891cm">
          <text:p/>
        </draw:line>
        <draw:line draw:style-name="gr23" draw:text-style-name="P6" draw:layer="layout" svg:x1="16.367cm" svg:y1="17.891cm" svg:x2="14.335cm" svg:y2="17.891cm">
          <text:p/>
        </draw:line>
        <draw:line draw:style-name="gr23" draw:text-style-name="P6" draw:layer="layout" svg:x1="15.859cm" svg:y1="18.399cm" svg:x2="14.335cm" svg:y2="18.399cm">
          <text:p/>
        </draw:line>
        <draw:line draw:style-name="gr23" draw:text-style-name="P6" draw:layer="layout" svg:x1="14.97cm" svg:y1="19.669cm" svg:x2="14.335cm" svg:y2="19.669cm">
          <text:p/>
        </draw:line>
        <draw:g draw:style-name="gr8">
          <draw:custom-shape draw:style-name="gr9" draw:text-style-name="P2" draw:layer="layout" svg:width="1.016cm" svg:height="1.016cm" svg:x="5.572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1.955cm" svg:x2="6.334cm" svg:y2="21.955cm">
            <text:p/>
          </draw:line>
          <draw:line draw:style-name="gr10" draw:text-style-name="P6" draw:layer="layout" svg:x1="6.08cm" svg:y1="21.701cm" svg:x2="6.08cm" svg:y2="22.209cm">
            <text:p/>
          </draw:line>
        </draw:g>
        <draw:g draw:style-name="gr8">
          <draw:custom-shape draw:style-name="gr9" draw:text-style-name="P2" draw:layer="layout" svg:width="1.016cm" svg:height="1.016cm" svg:x="5.572cm" svg:y="2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3.86cm" svg:x2="6.334cm" svg:y2="23.86cm">
            <text:p/>
          </draw:line>
          <draw:line draw:style-name="gr10" draw:text-style-name="P6" draw:layer="layout" svg:x1="6.08cm" svg:y1="23.606cm" svg:x2="6.08cm" svg:y2="24.114cm">
            <text:p/>
          </draw:line>
        </draw:g>
        <draw:g draw:style-name="gr8">
          <draw:custom-shape draw:style-name="gr9" draw:text-style-name="P2" draw:layer="layout" svg:width="1.016cm" svg:height="1.016cm" svg:x="5.572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7.67cm" svg:x2="6.334cm" svg:y2="27.67cm">
            <text:p/>
          </draw:line>
          <draw:line draw:style-name="gr10" draw:text-style-name="P6" draw:layer="layout" svg:x1="6.08cm" svg:y1="27.416cm" svg:x2="6.08cm" svg:y2="27.924cm">
            <text:p/>
          </draw:line>
        </draw:g>
        <draw:line draw:style-name="gr24" draw:text-style-name="P6" draw:layer="layout" svg:x1="10.525cm" svg:y1="17.891cm" svg:x2="6.08cm" svg:y2="17.891cm">
          <text:p/>
        </draw:line>
        <draw:line draw:style-name="gr24" draw:text-style-name="P6" draw:layer="layout" svg:x1="10.525cm" svg:y1="18.272cm" svg:x2="6.969cm" svg:y2="18.272cm">
          <text:p/>
        </draw:line>
        <draw:line draw:style-name="gr24" draw:text-style-name="P6" draw:layer="layout" svg:x1="10.525cm" svg:y1="19.669cm" svg:x2="7.985cm" svg:y2="19.669cm">
          <text:p/>
        </draw:line>
        <draw:line draw:style-name="gr23" draw:text-style-name="P6" draw:layer="layout" svg:x1="6.969cm" svg:y1="22.971cm" svg:x2="6.461cm" svg:y2="23.479cm">
          <text:p/>
        </draw:line>
        <draw:line draw:style-name="gr23" draw:text-style-name="P6" draw:layer="layout" svg:x1="6.08cm" svg:y1="17.891cm" svg:x2="6.08cm" svg:y2="21.447cm">
          <text:p/>
        </draw:line>
        <draw:line draw:style-name="gr25" draw:text-style-name="P6" draw:layer="layout" svg:x1="4.175cm" svg:y1="21.955cm" svg:x2="5.572cm" svg:y2="21.955cm">
          <text:p/>
        </draw:line>
        <draw:custom-shape draw:style-name="gr11" draw:text-style-name="P7" draw:layer="layout" svg:width="0.254cm" svg:height="0.254cm" svg:x="4.683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4.81cm" svg:y1="23.86cm" svg:x2="5.572cm" svg:y2="23.86cm">
          <text:p/>
        </draw:line>
        <draw:line draw:style-name="gr26" draw:text-style-name="P6" draw:layer="layout" svg:x1="4.81cm" svg:y1="27.67cm" svg:x2="5.572cm" svg:y2="27.67cm">
          <text:p/>
        </draw:line>
        <draw:line draw:style-name="gr24" draw:text-style-name="P6" draw:layer="layout" svg:x1="4.81cm" svg:y1="21.955cm" svg:x2="4.81cm" svg:y2="25.257cm">
          <text:p/>
        </draw:line>
        <draw:line draw:style-name="gr24" draw:text-style-name="P6" draw:layer="layout" svg:x1="4.81cm" svg:y1="26.273cm" svg:x2="4.81cm" svg:y2="27.67cm">
          <text:p/>
        </draw:line>
        <draw:line draw:style-name="gr23" draw:text-style-name="P6" draw:layer="layout" svg:x1="7.985cm" svg:y1="25.638cm" svg:x2="6.461cm" svg:y2="27.289cm">
          <text:p/>
        </draw:line>
        <draw:line draw:style-name="gr10" draw:text-style-name="P6" draw:layer="layout" svg:x1="7.985cm" svg:y1="19.669cm" svg:x2="7.985cm" svg:y2="25.638cm">
          <text:p/>
        </draw:line>
        <draw:line draw:style-name="gr24" draw:text-style-name="P6" draw:layer="layout" svg:x1="6.969cm" svg:y1="18.272cm" svg:x2="6.969cm" svg:y2="22.971cm">
          <text:p/>
        </draw:line>
        <draw:line draw:style-name="gr25" draw:text-style-name="P6" draw:layer="layout" svg:x1="18.018cm" svg:y1="21.955cm" svg:x2="19.415cm" svg:y2="21.955cm">
          <text:p/>
        </draw:line>
        <draw:frame draw:style-name="gr27" draw:text-style-name="P20" draw:layer="layout" svg:width="1.778cm" svg:height="0.785cm" svg:x="2.397cm" svg:y="21.574cm">
          <draw:text-box>
            <text:p><text:span text:style-name="T8">Input</text:span></text:p>
          </draw:text-box>
        </draw:frame>
        <draw:frame draw:style-name="gr4" draw:text-style-name="P20" draw:layer="layout" svg:width="2.026cm" svg:height="0.785cm" svg:x="19.415cm" svg:y="21.574cm">
          <draw:text-box>
            <text:p><text:span text:style-name="T8">Output</text:span></text:p>
          </draw:text-box>
        </draw:frame>
        <draw:frame draw:style-name="gr16" draw:text-style-name="P9" draw:layer="layout" svg:width="0.925cm" svg:height="0.865cm" svg:x="4.429cm" svg:y="25.38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2.049cm" svg:y="25.38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7.129cm" svg:y="25.281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8.62cm" svg:y="18.551cm">
          <draw:text-box>
            <text:p><text:span text:style-name="T3">⋮</text:span></text:p>
          </draw:text-box>
        </draw:frame>
        <draw:frame draw:style-name="gr28" draw:text-style-name="P21" draw:layer="layout" svg:width="6.852cm" svg:height="0.785cm" svg:x="2.27cm" svg:y="29.218cm">
          <draw:text-box>
            <text:p><text:span text:style-name="T9">Bandpass Delay (BP Delay)</text:span></text:p>
          </draw:text-box>
        </draw:frame>
        <draw:custom-shape draw:style-name="gr29" draw:text-style-name="P19" draw:layer="layout" svg:width="2.54cm" svg:height="1.016cm" svg:x="10.652cm" svg:y="32.242cm">
          <text:p text:style-name="P18"><text:span text:style-name="T8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3.192cm" svg:y1="32.75cm" svg:x2="14.335cm" svg:y2="32.75cm">
          <text:p/>
        </draw:line>
        <draw:line draw:style-name="gr5" draw:text-style-name="P6" draw:layer="layout" svg:x1="4.175cm" svg:y1="32.75cm" svg:x2="6.715cm" svg:y2="32.75cm">
          <text:p/>
        </draw:line>
        <draw:custom-shape draw:style-name="gr11" draw:text-style-name="P7" draw:layer="layout" svg:width="0.254cm" svg:height="0.254cm" svg:x="5.31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55cm" svg:y1="32.75cm" svg:x2="10.652cm" svg:y2="32.75cm">
          <text:p/>
        </draw:line>
        <draw:frame draw:style-name="gr30" draw:text-style-name="P20" draw:layer="layout" svg:width="1.772cm" svg:height="0.785cm" svg:x="2.397cm" svg:y="32.393cm">
          <draw:text-box>
            <text:p><text:span text:style-name="T8">Input</text:span></text:p>
          </draw:text-box>
        </draw:frame>
        <draw:frame draw:style-name="gr4" draw:text-style-name="P20" draw:layer="layout" svg:width="2.026cm" svg:height="0.785cm" svg:x="14.335cm" svg:y="32.369cm">
          <draw:text-box>
            <text:p><text:span text:style-name="T8">Output</text:span></text:p>
          </draw:text-box>
        </draw:frame>
        <draw:custom-shape draw:style-name="gr29" draw:text-style-name="P19" draw:layer="layout" svg:width="2.54cm" svg:height="1.016cm" svg:x="6.715cm" svg:y="32.242cm">
          <text:p text:style-name="P18"><text:span text:style-name="T8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11.922cm" svg:y1="30.845cm" svg:x2="11.922cm" svg:y2="32.242cm">
          <text:p/>
        </draw:line>
        <draw:line draw:style-name="gr10" draw:text-style-name="P6" draw:layer="layout" svg:x1="5.445cm" svg:y1="30.845cm" svg:x2="11.922cm" svg:y2="30.845cm">
          <text:p/>
        </draw:line>
        <draw:line draw:style-name="gr10" draw:text-style-name="P6" draw:layer="layout" svg:x1="5.445cm" svg:y1="32.75cm" svg:x2="5.445cm" svg:y2="30.845cm">
          <text:p/>
        </draw:line>
        <draw:frame draw:style-name="gr32" draw:text-style-name="P10" draw:layer="layout" svg:width="2.407cm" svg:height="0.738cm" svg:x="11.928cm" svg:y="31.48cm">
          <draw:text-box>
            <text:p><text:span text:style-name="T4">time mod.</text:span></text:p>
          </draw:text-box>
        </draw:frame>
        <draw:custom-shape draw:style-name="gr21" draw:text-style-name="P19" draw:layer="layout" svg:width="4.445cm" svg:height="1.016cm" svg:x="9.89cm" svg:y="23.352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445cm" svg:height="1.016cm" svg:x="9.89cm" svg:y="27.162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4.566cm" svg:height="0.785cm" svg:x="23.866cm" svg:y="2.524cm">
          <draw:text-box>
            <text:p><text:span text:style-name="T9">Impact Generator</text:span></text:p>
          </draw:text-box>
        </draw:frame>
        <draw:frame draw:style-name="gr4" draw:text-style-name="P21" draw:layer="layout" svg:width="2.026cm" svg:height="0.785cm" svg:x="23.866cm" svg:y="8.898cm">
          <draw:text-box>
            <text:p><text:span text:style-name="T9">Wire</text:span></text:p>
          </draw:text-box>
        </draw:frame>
        <draw:custom-shape draw:style-name="gr7" draw:text-style-name="P19" draw:layer="layout" svg:width="3.81cm" svg:height="1.017cm" svg:x="23.866cm" svg:y="6.206cm">
          <text:p text:style-name="P18"><text:span text:style-name="T8">White Noise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6.356cm" svg:height="1.017cm" svg:x="23.86cm" svg:y="4.302cm">
          <text:p text:style-name="P18"><text:span text:style-name="T8">Exponential Dec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946cm" svg:y1="5.318cm" svg:x2="28.946cm" svg:y2="6.334cm">
          <text:p/>
        </draw:line>
        <draw:line draw:style-name="gr13" draw:text-style-name="P6" draw:layer="layout" svg:x1="27.676cm" svg:y1="6.715cm" svg:x2="30.216cm" svg:y2="6.715cm">
          <text:p/>
        </draw:line>
        <draw:custom-shape draw:style-name="gr18" draw:text-style-name="P2" draw:layer="layout" svg:width="0.762cm" svg:height="0.762cm" draw:transform="rotate (-1.5707963267949) translate (29.327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2.54cm" svg:height="1.017cm" svg:x="30.216cm" svg:y="6.206cm">
          <text:p text:style-name="P18"><text:span text:style-name="T8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9" draw:layer="layout" svg:width="2.54cm" svg:height="1.017cm" svg:x="40.37cm" svg:y="6.207cm">
          <text:p text:style-name="P18"><text:span text:style-name="T8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2.756cm" svg:y1="6.714cm" svg:x2="34.026cm" svg:y2="6.714cm">
          <text:p/>
        </draw:line>
        <draw:line draw:style-name="gr13" draw:text-style-name="P6" draw:layer="layout" svg:x1="39.1cm" svg:y1="6.715cm" svg:x2="40.37cm" svg:y2="6.715cm">
          <text:p/>
        </draw:line>
        <draw:frame draw:style-name="gr4" draw:text-style-name="P20" draw:layer="layout" svg:width="2.026cm" svg:height="0.785cm" svg:x="44.186cm" svg:y="6.358cm">
          <draw:text-box>
            <text:p><text:span text:style-name="T8">Output</text:span></text:p>
          </draw:text-box>
        </draw:frame>
        <draw:frame draw:style-name="gr35" draw:text-style-name="P20" draw:layer="layout" svg:width="4.572cm" svg:height="0.844cm" svg:x="39.354cm" svg:y="7.268cm">
          <draw:text-box>
            <text:p><text:span text:style-name="T8">Clipper is tanh.</text:span></text:p>
          </draw:text-box>
        </draw:frame>
        <draw:custom-shape draw:style-name="gr36" draw:text-style-name="P19" draw:layer="layout" svg:width="5.08cm" svg:height="1.017cm" svg:x="34.02cm" svg:y="6.207cm">
          <text:p text:style-name="P18"><text:span text:style-name="T8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42.916cm" svg:y1="6.715cm" svg:x2="44.186cm" svg:y2="6.715cm">
          <text:p/>
        </draw:line>
        <draw:line draw:style-name="gr13" draw:text-style-name="P6" draw:layer="layout" svg:x1="25.777cm" svg:y1="14.97cm" svg:x2="33.512cm" svg:y2="14.97cm">
          <text:p/>
        </draw:line>
        <draw:custom-shape draw:style-name="gr36" draw:text-style-name="P19" draw:layer="layout" svg:width="5.08cm" svg:height="1.017cm" svg:x="35.925cm" svg:y="14.462cm">
          <text:p text:style-name="P18"><text:span text:style-name="T8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9.581cm" svg:y1="10.525cm" svg:x2="29.581cm" svg:y2="11.287cm">
          <text:p/>
        </draw:line>
        <draw:frame draw:style-name="gr72" draw:text-style-name="P20" draw:layer="layout" svg:width="4.058cm" svg:height="0.785cm" svg:x="32.248cm" svg:y="8.898cm">
          <draw:text-box>
            <text:p><text:span text:style-name="T8">From collision</text:span></text:p>
          </draw:text-box>
        </draw:frame>
        <draw:frame draw:style-name="gr27" draw:text-style-name="P20" draw:layer="layout" svg:width="1.778cm" svg:height="0.785cm" svg:x="23.999cm" svg:y="14.589cm">
          <draw:text-box>
            <text:p><text:span text:style-name="T8">Input</text:span></text:p>
          </draw:text-box>
        </draw:frame>
        <draw:custom-shape draw:style-name="gr37" draw:text-style-name="P19" draw:layer="layout" svg:width="7.62cm" svg:height="1.017cm" svg:x="25.777cm" svg:y="11.286cm">
          <text:p text:style-name="P18"><text:span text:style-name="T8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9.575cm" svg:y1="13.065cm" svg:x2="33.512cm" svg:y2="13.065cm">
          <text:p/>
        </draw:line>
        <draw:line draw:style-name="gr13" draw:text-style-name="P6" draw:layer="layout" svg:x1="41.005cm" svg:y1="14.97cm" svg:x2="42.287cm" svg:y2="14.97cm">
          <text:p/>
        </draw:line>
        <draw:frame draw:style-name="gr4" draw:text-style-name="P20" draw:layer="layout" svg:width="2.026cm" svg:height="0.785cm" svg:x="42.287cm" svg:y="14.589cm">
          <draw:text-box>
            <text:p><text:span text:style-name="T8">Output</text:span></text:p>
          </draw:text-box>
        </draw:frame>
        <draw:frame draw:style-name="gr38" draw:text-style-name="P20" draw:layer="layout" svg:width="12.948cm" svg:height="4.523cm" svg:x="23.872cm" svg:y="16.24cm">
          <draw:text-box>
            <text:p><text:span text:style-name="T8">Energy spreader accumulates the amplitude</text:span></text:p>
            <text:p><text:span text:style-name="T8">of input signal, then spread through out time.</text:span></text:p>
            <text:p><text:span text:style-name="T8"/></text:p>
            <text:p text:style-name="P11"><text:span text:style-name="T8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19" draw:layer="layout" svg:width="7.62cm" svg:height="1.017cm" svg:x="34.661cm" svg:y="11.286cm">
          <text:p text:style-name="P18"><text:span text:style-name="T8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512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766cm" svg:y1="14.97cm" svg:x2="34.274cm" svg:y2="14.97cm">
            <text:p/>
          </draw:line>
          <draw:line draw:style-name="gr10" draw:text-style-name="P6" draw:layer="layout" svg:x1="34.02cm" svg:y1="14.716cm" svg:x2="34.02cm" svg:y2="15.224cm">
            <text:p/>
          </draw:line>
        </draw:g>
        <draw:line draw:style-name="gr13" draw:text-style-name="P6" draw:layer="layout" svg:x1="38.465cm" svg:y1="13.065cm" svg:x2="34.528cm" svg:y2="13.065cm">
          <text:p/>
        </draw:line>
        <draw:line draw:style-name="gr10" draw:text-style-name="P6" draw:layer="layout" svg:x1="38.471cm" svg:y1="12.303cm" svg:x2="38.471cm" svg:y2="13.065cm">
          <text:p/>
        </draw:line>
        <draw:custom-shape draw:style-name="gr11" draw:text-style-name="P7" draw:layer="layout" svg:width="0.254cm" svg:height="0.254cm" svg:x="33.899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38.471cm" svg:y1="10.525cm" svg:x2="38.471cm" svg:y2="11.287cm">
          <text:p/>
        </draw:line>
        <draw:line draw:style-name="gr10" draw:text-style-name="P6" draw:layer="layout" svg:x1="29.581cm" svg:y1="10.525cm" svg:x2="38.471cm" svg:y2="10.525cm">
          <text:p/>
        </draw:line>
        <draw:line draw:style-name="gr10" draw:text-style-name="P6" draw:layer="layout" svg:x1="34.026cm" svg:y1="9.763cm" svg:x2="34.026cm" svg:y2="10.398cm">
          <text:p/>
        </draw:line>
        <draw:line draw:style-name="gr13" draw:text-style-name="P6" draw:layer="layout" svg:x1="34.528cm" svg:y1="14.97cm" svg:x2="35.925cm" svg:y2="14.97cm">
          <text:p/>
        </draw:line>
        <draw:custom-shape draw:style-name="gr73" draw:text-style-name="P19" draw:layer="layout" svg:width="2.54cm" svg:height="1.27cm" svg:x="29.581cm" svg:y="32.115cm">
          <text:p text:style-name="P18"><text:span text:style-name="T8">Delay</text:span></text:p>
          <draw:enhanced-geometry svg:viewBox="0 0 21600 21600" draw:type="rectangle" draw:enhanced-path="M 0 0 L 21600 0 21600 21600 0 21600 0 0 Z N"/>
        </draw:custom-shape>
        <draw:g draw:style-name="gr8" xml:id="id17" draw:id="id17">
          <draw:custom-shape draw:style-name="gr9" draw:text-style-name="P2" draw:layer="layout" svg:width="1.016cm" svg:height="1.016cm" svg:x="34.153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4.407cm" svg:y1="32.75cm" svg:x2="34.915cm" svg:y2="32.75cm">
            <text:p/>
          </draw:line>
          <draw:line draw:style-name="gr10" draw:text-style-name="P6" draw:layer="layout" svg:x1="34.661cm" svg:y1="32.496cm" svg:x2="34.661cm" svg:y2="33.004cm">
            <text:p/>
          </draw:line>
        </draw:g>
        <draw:line draw:style-name="gr13" draw:text-style-name="P6" draw:layer="layout" svg:x1="35.169cm" svg:y1="32.75cm" svg:x2="35.931cm" svg:y2="32.75cm">
          <text:p/>
        </draw:line>
        <draw:custom-shape draw:style-name="gr11" draw:text-style-name="P7" xml:id="id16" draw:id="id16" draw:layer="layout" svg:width="0.254cm" svg:height="0.254cm" svg:x="28.184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8.311cm" svg:y1="32.623cm" svg:x2="34.661cm" svg:y2="32.242cm" draw:start-shape="id16" draw:start-glue-point="4" draw:end-shape="id17" draw:end-glue-point="0" svg:d="M28311 3262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31.359cm 30.4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32.121cm" svg:y1="32.75cm" svg:x2="34.153cm" svg:y2="32.75cm">
          <text:p/>
        </draw:line>
        <draw:frame draw:style-name="gr40" draw:text-style-name="P20" draw:layer="layout" svg:width="1.772cm" svg:height="0.738cm" svg:x="23.993cm" svg:y="32.393cm">
          <draw:text-box>
            <text:p><text:span text:style-name="T8">Input</text:span></text:p>
          </draw:text-box>
        </draw:frame>
        <draw:frame draw:style-name="gr41" draw:text-style-name="P20" draw:layer="layout" svg:width="2.026cm" svg:height="0.738cm" svg:x="35.937cm" svg:y="32.393cm">
          <draw:text-box>
            <text:p><text:span text:style-name="T8">Output</text:span></text:p>
          </draw:text-box>
        </draw:frame>
        <draw:g draw:style-name="gr8" xml:id="id19" draw:id="id19">
          <draw:custom-shape draw:style-name="gr9" draw:text-style-name="P2" draw:layer="layout" svg:width="1.016cm" svg:height="1.016cm" svg:x="26.533cm" svg:y="32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6.787cm" svg:y1="32.75cm" svg:x2="27.295cm" svg:y2="32.75cm">
            <text:p/>
          </draw:line>
          <draw:line draw:style-name="gr10" draw:text-style-name="P6" draw:layer="layout" svg:x1="27.041cm" svg:y1="32.496cm" svg:x2="27.041cm" svg:y2="33.004cm">
            <text:p/>
          </draw:line>
        </draw:g>
        <draw:line draw:style-name="gr13" draw:text-style-name="P6" draw:layer="layout" svg:x1="27.549cm" svg:y1="32.75cm" svg:x2="29.581cm" svg:y2="32.75cm">
          <text:p/>
        </draw:line>
        <draw:custom-shape draw:style-name="gr11" draw:text-style-name="P7" xml:id="id18" draw:id="id18" draw:layer="layout" svg:width="0.254cm" svg:height="0.254cm" svg:x="33.264cm" svg:y="32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33.391cm" svg:y1="32.877cm" svg:x2="27.041cm" svg:y2="33.258cm" draw:start-shape="id18" draw:start-glue-point="8" draw:end-shape="id19" draw:end-glue-point="2" svg:d="M33391 3287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30.47cm 35.0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5.771cm" svg:y1="32.75cm" svg:x2="26.533cm" svg:y2="32.75cm">
          <text:p/>
        </draw:line>
        <draw:frame draw:style-name="gr42" draw:text-style-name="P20" draw:layer="layout" svg:width="1.01cm" svg:height="0.738cm" svg:x="30.349cm" svg:y="35.036cm">
          <draw:text-box>
            <text:p><text:span text:style-name="T8">-g</text:span></text:p>
          </draw:text-box>
        </draw:frame>
        <draw:frame draw:style-name="gr42" draw:text-style-name="P20" draw:layer="layout" svg:width="1.01cm" svg:height="0.738cm" svg:x="30.47cm" svg:y="29.702cm">
          <draw:text-box>
            <text:p><text:span text:style-name="T8">g</text:span></text:p>
          </draw:text-box>
        </draw:frame>
        <draw:frame draw:style-name="gr74" draw:text-style-name="P21" draw:layer="layout" svg:width="4.058cm" svg:height="0.738cm" svg:x="23.866cm" svg:y="22.844cm">
          <draw:text-box>
            <text:p><text:span text:style-name="T9">Serial Allpass</text:span></text:p>
          </draw:text-box>
        </draw:frame>
        <draw:custom-shape draw:style-name="gr73" draw:text-style-name="P19" draw:layer="layout" svg:width="2.54cm" svg:height="1.27cm" svg:x="27.04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0" draw:layer="layout" svg:width="1.772cm" svg:height="0.738cm" svg:x="23.866cm" svg:y="25.408cm">
          <draw:text-box>
            <text:p><text:span text:style-name="T8">Input</text:span></text:p>
          </draw:text-box>
        </draw:frame>
        <draw:line draw:style-name="gr5" draw:text-style-name="P6" draw:layer="layout" svg:x1="25.644cm" svg:y1="25.765cm" svg:x2="27.041cm" svg:y2="25.765cm">
          <text:p/>
        </draw:line>
        <draw:custom-shape draw:style-name="gr11" draw:text-style-name="P7" draw:layer="layout" svg:width="0.254cm" svg:height="0.254cm" svg:x="26.15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29.58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9.835cm" svg:y1="27.67cm" svg:x2="30.343cm" svg:y2="27.67cm">
            <text:p/>
          </draw:line>
          <draw:line draw:style-name="gr10" draw:text-style-name="P6" draw:layer="layout" svg:x1="30.089cm" svg:y1="27.416cm" svg:x2="30.089cm" svg:y2="27.924cm">
            <text:p/>
          </draw:line>
        </draw:g>
        <draw:line draw:style-name="gr5" draw:text-style-name="P6" draw:layer="layout" svg:x1="29.581cm" svg:y1="25.765cm" svg:x2="30.851cm" svg:y2="25.765cm">
          <text:p/>
        </draw:line>
        <draw:custom-shape draw:style-name="gr11" draw:text-style-name="P7" draw:layer="layout" svg:width="0.254cm" svg:height="0.254cm" svg:x="29.96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0.089cm" svg:y1="25.765cm" svg:x2="30.089cm" svg:y2="27.162cm">
          <text:p/>
        </draw:line>
        <draw:line draw:style-name="gr45" draw:text-style-name="P6" draw:layer="layout" svg:x1="26.279cm" svg:y1="27.67cm" svg:x2="29.581cm" svg:y2="27.67cm">
          <text:p/>
        </draw:line>
        <draw:line draw:style-name="gr10" draw:text-style-name="P6" draw:layer="layout" svg:x1="26.279cm" svg:y1="25.765cm" svg:x2="26.279cm" svg:y2="27.67cm">
          <text:p/>
        </draw:line>
        <draw:custom-shape draw:style-name="gr73" draw:text-style-name="P19" draw:layer="layout" svg:width="2.54cm" svg:height="1.27cm" svg:x="30.85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39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645cm" svg:y1="27.67cm" svg:x2="34.153cm" svg:y2="27.67cm">
            <text:p/>
          </draw:line>
          <draw:line draw:style-name="gr10" draw:text-style-name="P6" draw:layer="layout" svg:x1="33.899cm" svg:y1="27.416cm" svg:x2="33.899cm" svg:y2="27.924cm">
            <text:p/>
          </draw:line>
        </draw:g>
        <draw:line draw:style-name="gr5" draw:text-style-name="P6" draw:layer="layout" svg:x1="33.391cm" svg:y1="25.765cm" svg:x2="34.661cm" svg:y2="25.765cm">
          <text:p/>
        </draw:line>
        <draw:custom-shape draw:style-name="gr11" draw:text-style-name="P7" draw:layer="layout" svg:width="0.254cm" svg:height="0.254cm" svg:x="33.77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3.899cm" svg:y1="25.765cm" svg:x2="33.899cm" svg:y2="27.162cm">
          <text:p/>
        </draw:line>
        <draw:line draw:style-name="gr45" draw:text-style-name="P6" draw:layer="layout" svg:x1="30.597cm" svg:y1="27.67cm" svg:x2="33.391cm" svg:y2="27.67cm">
          <text:p/>
        </draw:line>
        <draw:custom-shape draw:style-name="gr73" draw:text-style-name="P19" draw:layer="layout" svg:width="2.54cm" svg:height="1.27cm" svg:x="34.66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7.20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7.455cm" svg:y1="27.67cm" svg:x2="37.963cm" svg:y2="27.67cm">
            <text:p/>
          </draw:line>
          <draw:line draw:style-name="gr10" draw:text-style-name="P6" draw:layer="layout" svg:x1="37.709cm" svg:y1="27.416cm" svg:x2="37.709cm" svg:y2="27.924cm">
            <text:p/>
          </draw:line>
        </draw:g>
        <draw:line draw:style-name="gr5" draw:text-style-name="P6" draw:layer="layout" svg:x1="37.201cm" svg:y1="25.765cm" svg:x2="38.471cm" svg:y2="25.765cm">
          <text:p/>
        </draw:line>
        <draw:custom-shape draw:style-name="gr11" draw:text-style-name="P7" draw:layer="layout" svg:width="0.254cm" svg:height="0.254cm" svg:x="37.58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7.709cm" svg:y1="25.765cm" svg:x2="37.709cm" svg:y2="27.162cm">
          <text:p/>
        </draw:line>
        <draw:line draw:style-name="gr45" draw:text-style-name="P6" draw:layer="layout" svg:x1="34.407cm" svg:y1="27.67cm" svg:x2="37.201cm" svg:y2="27.67cm">
          <text:p/>
        </draw:line>
        <draw:custom-shape draw:style-name="gr73" draw:text-style-name="P19" draw:layer="layout" svg:width="2.54cm" svg:height="1.27cm" svg:x="38.47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41.01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41.265cm" svg:y1="27.67cm" svg:x2="41.773cm" svg:y2="27.67cm">
            <text:p/>
          </draw:line>
          <draw:line draw:style-name="gr10" draw:text-style-name="P6" draw:layer="layout" svg:x1="41.519cm" svg:y1="27.416cm" svg:x2="41.519cm" svg:y2="27.924cm">
            <text:p/>
          </draw:line>
        </draw:g>
        <draw:line draw:style-name="gr44" draw:text-style-name="P6" draw:layer="layout" svg:x1="41.519cm" svg:y1="25.765cm" svg:x2="41.519cm" svg:y2="27.162cm">
          <text:p/>
        </draw:line>
        <draw:line draw:style-name="gr45" draw:text-style-name="P6" draw:layer="layout" svg:x1="38.217cm" svg:y1="27.67cm" svg:x2="41.011cm" svg:y2="27.67cm">
          <text:p/>
        </draw:line>
        <draw:line draw:style-name="gr10" draw:text-style-name="P6" draw:layer="layout" svg:x1="41.011cm" svg:y1="25.765cm" svg:x2="41.519cm" svg:y2="25.765cm">
          <text:p/>
        </draw:line>
        <draw:line draw:style-name="gr46" draw:text-style-name="P6" draw:layer="layout" svg:x1="42.027cm" svg:y1="27.67cm" svg:x2="42.916cm" svg:y2="27.67cm">
          <text:p/>
        </draw:line>
        <draw:frame draw:style-name="gr41" draw:text-style-name="P20" draw:layer="layout" svg:width="2.026cm" svg:height="0.738cm" svg:x="42.922cm" svg:y="27.289cm">
          <draw:text-box>
            <text:p><text:span text:style-name="T8">Output</text:span></text:p>
          </draw:text-box>
        </draw:frame>
        <draw:frame draw:style-name="gr47" draw:text-style-name="P21" draw:layer="layout" svg:width="2.28cm" svg:height="0.738cm" svg:x="23.866cm" svg:y="29.218cm">
          <draw:text-box>
            <text:p><text:span text:style-name="T9">Allpass</text:span></text:p>
          </draw:text-box>
        </draw:frame>
        <draw:frame draw:style-name="gr48" draw:text-style-name="P20" draw:layer="layout" svg:width="12.694cm" svg:height="0.738cm" svg:x="5.451cm" svg:y="16.494cm">
          <draw:text-box>
            <text:p><text:span text:style-name="T8">A feedback delay network. Matrix is Householder.</text:span></text:p>
          </draw:text-box>
        </draw:frame>
        <draw:frame draw:style-name="gr49" draw:text-style-name="P20" draw:layer="layout" svg:width="19.298cm" svg:height="1.712cm" svg:x="2.905cm" svg:y="34.02cm">
          <draw:text-box>
            <text:p><text:span text:style-name="T5">Bandpass reference: </text:span><text:span text:style-name="T8">Section 5.3 in "Matched Second Order Digital Filters",</text:span></text:p>
            <text:p><text:span text:style-name="T8"><text:s text:c="20"/></text:span><text:span text:style-name="T8">Martin Vicanek, 14. February 2016.</text:span></text:p>
          </draw:text-box>
        </draw:frame>
        <draw:frame draw:style-name="gr50" draw:text-style-name="P2" draw:layer="layout" svg:width="13.779cm" svg:height="2.267cm" svg:x="31.48cm" svg:y="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1" draw:text-style-name="P10" draw:layer="layout" svg:width="12.144cm" svg:height="0.844cm" svg:x="31.105cm" svg:y="2.569cm">
          <draw:text-box>
            <text:p><text:span text:style-name="T4">Lowpass transfer function. Real part of output is used.</text:span></text:p>
          </draw:text-box>
        </draw:frame>
        <draw:frame draw:style-name="gr52" draw:text-style-name="P12" draw:layer="layout" svg:width="0.714cm" svg:height="0.657cm" svg:x="2.27cm" svg:y="4.28cm">
          <draw:text-box>
            <text:p text:style-name="P2"><text:span text:style-name="T6">1</text:span></text:p>
          </draw:text-box>
        </draw:frame>
        <draw:frame draw:style-name="gr52" draw:text-style-name="P12" draw:layer="layout" svg:width="0.714cm" svg:height="0.657cm" svg:x="17.437cm" svg:y="6.185cm">
          <draw:text-box>
            <text:p text:style-name="P2"><text:span text:style-name="T6">2</text:span></text:p>
          </draw:text-box>
        </draw:frame>
        <draw:frame draw:style-name="gr52" draw:text-style-name="P12" draw:layer="layout" svg:width="0.714cm" svg:height="0.657cm" svg:x="11.795cm" svg:y="4.28cm">
          <draw:text-box>
            <text:p text:style-name="P2"><text:span text:style-name="T6">3</text:span></text:p>
          </draw:text-box>
        </draw:frame>
        <draw:frame draw:style-name="gr52" draw:text-style-name="P12" draw:layer="layout" svg:width="0.714cm" svg:height="0.657cm" svg:x="17.431cm" svg:y="9.995cm">
          <draw:text-box>
            <text:p text:style-name="P2"><text:span text:style-name="T6">4</text:span></text:p>
          </draw:text-box>
        </draw:frame>
        <draw:frame draw:style-name="gr52" draw:text-style-name="P12" draw:layer="layout" svg:width="0.714cm" svg:height="0.657cm" svg:x="11.795cm" svg:y="8.09cm">
          <draw:text-box>
            <text:p text:style-name="P2"><text:span text:style-name="T6">5</text:span></text:p>
          </draw:text-box>
        </draw:frame>
        <draw:frame draw:style-name="gr52" draw:text-style-name="P12" draw:layer="layout" svg:width="0.714cm" svg:height="0.657cm" svg:x="11.795cm" svg:y="11.9cm">
          <draw:text-box>
            <text:p text:style-name="P2"><text:span text:style-name="T6">6</text:span></text:p>
          </draw:text-box>
        </draw:frame>
        <draw:frame draw:style-name="gr53" draw:text-style-name="P14" draw:layer="layout" svg:width="6.09cm" svg:height="1.225cm" svg:x="2.276cm" svg:y="8.62cm">
          <draw:text-box>
            <text:p text:style-name="P13"><text:span text:style-name="T7">Numbers represents the</text:span></text:p>
            <text:p text:style-name="P13"><text:span text:style-name="T7">order of computation.</text:span></text:p>
          </draw:text-box>
        </draw:frame>
        <draw:custom-shape draw:style-name="gr75" draw:text-style-name="P23" draw:layer="layout" svg:width="8.255cm" svg:height="3.81cm" svg:x="37.195cm" svg:y="19.288cm">
          <text:p text:style-name="P22"><text:span text:style-name="T8">// Decaying Energy Spreader.</text:span></text:p>
          <text:p text:style-name="P22"><text:span text:style-name="T5">decay = -log(eps) / dt</text:span><text:span text:style-name="T8">;</text:span></text:p>
          <text:p text:style-name="P22"><text:span text:style-name="T5">if (abs(input) &gt; eps) {</text:span></text:p>
          <text:p text:style-name="P22"><text:span text:style-name="T5"><text:s text:c="2"/></text:span><text:span text:style-name="T5">acc = (acc + input) * decay</text:span><text:span text:style-name="T8">;</text:span></text:p>
          <text:p text:style-name="P22"><text:span text:style-name="T8">}</text:span></text:p>
          <text:p text:style-name="P22"><text:span text:style-name="T5">return acc *= exp(-decay</text:span><text:span text:style-name="T8">);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3" draw:layer="layout" svg:width="7.366cm" svg:height="2.921cm" svg:x="37.195cm" svg:y="15.859cm">
          <text:p text:style-name="P22"><text:span text:style-name="T8">// Random Energy Spreader.</text:span></text:p>
          <text:p text:style-name="P22"><text:span text:style-name="T5">acc += input</text:span><text:span text:style-name="T8">;</text:span></text:p>
          <text:p text:style-name="P22"><text:span text:style-name="T8">output = acc * random();</text:span></text:p>
          <text:p text:style-name="P22"><text:span text:style-name="T5">return acc -= </text:span><text:span text:style-name="T8">outpu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3.296cm" svg:height="0.738cm" svg:x="2.276cm" svg:y="36.179cm">
          <draw:text-box>
            <text:p><text:span text:style-name="T9">Collision</text:span></text:p>
          </draw:text-box>
        </draw:frame>
        <draw:frame draw:style-name="gr77" draw:text-style-name="P20" draw:layer="layout" svg:width="15.996cm" svg:height="5.121cm" svg:x="2.276cm" svg:y="37.257cm">
          <draw:text-box>
            <text:p><text:span text:style-name="T8">Parameters of `collide function on the right:</text:span></text:p>
            <text:p><text:span text:style-name="T8">- p is position, that is an amplitude of a signal.</text:span></text:p>
            <text:p><text:span text:style-name="T8">- v is velocity, that is `p[n] - p[n-1]`.</text:span></text:p>
            <text:p><text:span text:style-name="T8">- distance is a difference of positions to trigger collision.</text:span></text:p>
            <text:p><text:span text:style-name="T8"/></text:p>
            <text:p><text:span text:style-name="T8">For example, if there are system S0 and S1, p0 is set from</text:span></text:p>
            <text:p><text:span text:style-name="T8">the output amplitude of S0. And p1 is the same for S1.</text:span></text:p>
            <text:p><text:span text:style-name="T8"/></text:p>
            <text:p><text:span text:style-name="T8">In implementation, Membrane 1 provides p0 and v0 for both</text:span></text:p>
            <text:p><text:span text:style-name="T8">collisions.</text:span></text:p>
          </draw:text-box>
        </draw:frame>
        <draw:custom-shape draw:style-name="gr78" draw:text-style-name="P23" draw:layer="layout" svg:width="12.065cm" svg:height="5.461cm" svg:x="18.399cm" svg:y="36.56cm">
          <text:p text:style-name="P22"><text:span text:style-name="T8">// Returns updated [p0, p1] pair.</text:span></text:p>
          <text:p text:style-name="P22"><text:span text:style-name="T5">function </text:span><text:span text:style-name="T8">collide(p0, p1, v0, v1, distance) {</text:span></text:p>
          <text:p text:style-name="P22"><text:span text:style-name="T8"><text:s text:c="2"/></text:span><text:span text:style-name="T8">diff = p0 - p1 + distance;</text:span></text:p>
          <text:p text:style-name="P22"><text:span text:style-name="T8"><text:s text:c="2"/></text:span><text:span text:style-name="T8">if (diff &gt;= 0) return [0, 0];</text:span></text:p>
          <text:p text:style-name="P22"><text:span text:style-name="T8"><text:s text:c="2"/></text:span><text:span text:style-name="T8">sum = -diff;</text:span></text:p>
          <text:p text:style-name="P22"><text:span text:style-name="T8"><text:s text:c="2"/></text:span><text:span text:style-name="T8">r0 = abs(v0); // r means ratio.</text:span></text:p>
          <text:p text:style-name="P22"><text:span text:style-name="T8"><text:s text:c="2"/></text:span><text:span text:style-name="T8">r1 = abs(v1);</text:span></text:p>
          <text:p text:style-name="P22"><text:span text:style-name="T8"><text:s text:c="2"/></text:span><text:span text:style-name="T8">if (r0 + r1 &gt;= eps) sum /= r0 + r1;</text:span></text:p>
          <text:p text:style-name="P22"><text:span text:style-name="T8"><text:s text:c="2"/></text:span><text:span text:style-name="T8">return [sum * r1, -sum * r0];</text:span></text:p>
          <text:p text:style-name="P22"><text:span text:style-name="T8">}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custom-shape draw:style-name="gr9" draw:text-style-name="P2" draw:layer="layout" svg:width="1.016cm" svg:height="1.016cm" svg:x="33.51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766cm" svg:y1="13.065cm" svg:x2="34.274cm" svg:y2="13.065cm">
            <text:p/>
          </draw:line>
          <draw:line draw:style-name="gr10" draw:text-style-name="P6" draw:layer="layout" svg:x1="34.02cm" svg:y1="12.811cm" svg:x2="34.02cm" svg:y2="13.319cm">
            <text:p/>
          </draw:line>
        </draw:g>
        <draw:line draw:style-name="gr10" draw:text-style-name="P6" draw:layer="layout" svg:x1="29.575cm" svg:y1="12.303cm" svg:x2="29.575cm" svg:y2="13.065cm">
          <text:p/>
        </draw:line>
        <draw:line draw:style-name="gr13" draw:text-style-name="P6" draw:layer="layout" svg:x1="34.02cm" svg:y1="13.573cm" svg:x2="34.02cm" svg:y2="14.462cm">
          <text:p/>
        </draw:line>
        <draw:custom-shape draw:style-name="gr29" draw:text-style-name="P19" draw:layer="layout" svg:width="2.54cm" svg:height="1.016cm" svg:x="6.715cm" svg:y="30.337cm">
          <text:p text:style-name="P18"><text:span text:style-name="T8">-abs(x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4" draw:layer="layout" svg:width="5.086cm" svg:height="1.017cm" svg:x="2.27cm" svg:y="4.937cm">
          <text:p text:style-name="P3"><text:span text:style-name="T1">Impact Generator</text:span></text:p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2.026cm" svg:height="0.738cm" svg:x="20.183cm" svg:y="14.589cm">
          <draw:text-box>
            <text:p><text:span text:style-name="T1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4" draw:layer="layout" svg:width="2.54cm" svg:height="1.017cm" svg:x="11.801cm" svg:y="4.936cm">
          <text:p text:style-name="P3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8.747cm">
          <text:p text:style-name="P3"><text:span text:style-name="T1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12.557cm">
          <text:p text:style-name="P3"><text:span text:style-name="T1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4.341cm" svg:y="6.841cm">
          <text:p text:style-name="P3"><text:span text:style-name="T1">Collision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4" draw:layer="layout" svg:width="3.81cm" svg:height="1.017cm" svg:x="14.341cm" svg:y="10.651cm">
          <text:p text:style-name="P3"><text:span text:style-name="T1">Collis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56" draw:text-style-name="P8" draw:layer="layout" svg:width="3.296cm" svg:height="0.738cm" svg:x="2.27cm" svg:y="2.548cm">
          <draw:text-box>
            <text:p><text:span text:style-name="T2">GenericDrum</text:span></text:p>
          </draw:text-box>
        </draw:frame>
        <draw:frame draw:style-name="gr56" draw:text-style-name="P8" draw:layer="layout" svg:width="3.296cm" svg:height="0.738cm" svg:x="2.276cm" svg:y="16.518cm">
          <draw:text-box>
            <text:p><text:span text:style-name="T2">Collision</text:span></text:p>
          </draw:text-box>
        </draw:frame>
        <draw:frame draw:style-name="gr79" draw:text-style-name="P5" draw:layer="layout" svg:width="11.678cm" svg:height="5.121cm" svg:x="19.04cm" svg:y="17.002cm">
          <draw:text-box>
            <text:p><text:span text:style-name="T1">// Returns updated [p0, p1] pair.</text:span></text:p>
            <text:p><text:span text:style-name="T5">function </text:span><text:span text:style-name="T1">collide(p0, p1, v0, v1, distance) {</text:span></text:p>
            <text:p><text:span text:style-name="T1"><text:s text:c="2"/></text:span><text:span text:style-name="T1">diff = p0 - p1 + distance;</text:span></text:p>
            <text:p><text:span text:style-name="T1"><text:s text:c="2"/></text:span><text:span text:style-name="T1">if (diff &gt;= 0) return [0, 0];</text:span></text:p>
            <text:p><text:span text:style-name="T1"><text:s text:c="2"/></text:span><text:span text:style-name="T1">sum = -diff;</text:span></text:p>
            <text:p><text:span text:style-name="T1"><text:s text:c="2"/></text:span><text:span text:style-name="T1">r0 = abs(v0); // r means ratio.</text:span></text:p>
            <text:p><text:span text:style-name="T1"><text:s text:c="2"/></text:span><text:span text:style-name="T1">r1 = abs(v1);</text:span></text:p>
            <text:p><text:span text:style-name="T1"><text:s text:c="2"/></text:span><text:span text:style-name="T1">if (r0 + r1 &gt;= eps) sum /= r0 + r1;</text:span></text:p>
            <text:p><text:span text:style-name="T1"><text:s text:c="2"/></text:span><text:span text:style-name="T1">return [sum * r1, -sum * r0];</text:span></text:p>
            <text:p><text:span text:style-name="T1">}</text:span></text:p>
          </draw:text-box>
        </draw:frame>
        <draw:frame draw:style-name="gr80" draw:text-style-name="P5" draw:layer="layout" svg:width="15.996cm" svg:height="3.596cm" svg:x="2.276cm" svg:y="17.596cm">
          <draw:text-box>
            <text:p><text:span text:style-name="T1">Parameters of `collide function on the right:</text:span></text:p>
            <text:p><text:span text:style-name="T1">- p is position, that is an amplitude of a signal.</text:span></text:p>
            <text:p><text:span text:style-name="T1">- v is velocity, that is `p[n] - p[n-1]`.</text:span></text:p>
            <text:p><text:span text:style-name="T1">- distance is a difference of positions to trigger collision.</text:span></text:p>
            <text:p><text:span text:style-name="T1"/></text:p>
            <text:p><text:span text:style-name="T1">For example, if there are system S0 and S1, p0 is set from</text:span></text:p>
            <text:p><text:span text:style-name="T1">the output amplitude of S0. And p1 is the same for S1.</text:span></text:p>
          </draw:text-box>
        </draw:frame>
      </draw:page>
      <draw:page draw:name="page4" draw:style-name="dp1" draw:master-page-name="Default">
        <draw:frame draw:style-name="gr81" draw:text-style-name="P8" draw:layer="layout" svg:width="4.566cm" svg:height="0.738cm" svg:x="3.54cm" svg:y="2.524cm">
          <draw:text-box>
            <text:p><text:span text:style-name="T2">Impact Generator</text:span></text:p>
          </draw:text-box>
        </draw:frame>
        <draw:frame draw:style-name="gr41" draw:text-style-name="P24" draw:layer="layout" svg:width="2.026cm" svg:height="0.738cm" svg:x="3.54cm" svg:y="8.898cm">
          <draw:text-box>
            <text:p><text:span text:style-name="T10">Wire</text:span></text:p>
          </draw:text-box>
        </draw:frame>
        <draw:custom-shape draw:style-name="gr7" draw:text-style-name="P4" draw:layer="layout" svg:width="3.81cm" svg:height="1.017cm" svg:x="3.54cm" svg:y="6.206cm">
          <text:p text:style-name="P3"><text:span text:style-name="T1">White Noi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1.017cm" svg:x="7.35cm" svg:y="4.302cm">
          <text:p text:style-name="P3"><text:span text:style-name="T1">Dec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8.62cm" svg:y1="5.318cm" svg:x2="8.62cm" svg:y2="6.334cm">
          <text:p/>
        </draw:line>
        <draw:line draw:style-name="gr13" draw:text-style-name="P6" draw:layer="layout" svg:x1="7.35cm" svg:y1="6.715cm" svg:x2="9.89cm" svg:y2="6.715cm">
          <text:p/>
        </draw:line>
        <draw:custom-shape draw:style-name="gr18" draw:text-style-name="P2" draw:layer="layout" svg:width="0.762cm" svg:height="0.762cm" draw:transform="rotate (-1.5707963267949) translate (9.001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1.017cm" svg:x="9.89cm" svg:y="6.206cm">
          <text:p text:style-name="P3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7cm" svg:x="13.7cm" svg:y="6.206cm">
          <text:p text:style-name="P3"><text:span text:style-name="T1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12.43cm" svg:y1="6.714cm" svg:x2="13.7cm" svg:y2="6.714cm">
          <text:p/>
        </draw:line>
        <draw:line draw:style-name="gr13" draw:text-style-name="P6" draw:layer="layout" svg:x1="16.24cm" svg:y1="6.715cm" svg:x2="17.51cm" svg:y2="6.715cm">
          <text:p/>
        </draw:line>
        <draw:frame draw:style-name="gr41" draw:text-style-name="P5" draw:layer="layout" svg:width="2.026cm" svg:height="0.738cm" svg:x="23.86cm" svg:y="6.358cm">
          <draw:text-box>
            <text:p><text:span text:style-name="T1">Output</text:span></text:p>
          </draw:text-box>
        </draw:frame>
        <draw:frame draw:style-name="gr82" draw:text-style-name="P5" draw:layer="layout" svg:width="6.852cm" svg:height="1.225cm" svg:x="11.674cm" svg:y="3.585cm">
          <draw:text-box>
            <text:p><text:span text:style-name="T1">Hyperbolic tangent (tanh)</text:span></text:p>
            <text:p><text:span text:style-name="T1">is used for clipper.</text:span></text:p>
          </draw:text-box>
        </draw:frame>
        <draw:custom-shape draw:style-name="gr36" draw:text-style-name="P4" draw:layer="layout" svg:width="5.08cm" svg:height="1.017cm" svg:x="17.51cm" svg:y="6.206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2.59cm" svg:y1="6.715cm" svg:x2="23.86cm" svg:y2="6.715cm">
          <text:p/>
        </draw:line>
        <draw:line draw:style-name="gr13" draw:text-style-name="P6" draw:layer="layout" svg:x1="5.451cm" svg:y1="14.97cm" svg:x2="11.166cm" svg:y2="14.97cm">
          <text:p/>
        </draw:line>
        <draw:custom-shape draw:style-name="gr36" draw:text-style-name="P4" draw:layer="layout" svg:width="5.08cm" svg:height="1.017cm" svg:x="11.166cm" svg:y="14.461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255cm" svg:y1="10.525cm" svg:x2="9.255cm" svg:y2="11.287cm">
          <text:p/>
        </draw:line>
        <draw:frame draw:style-name="gr74" draw:text-style-name="P5" draw:layer="layout" svg:width="4.058cm" svg:height="0.738cm" svg:x="11.922cm" svg:y="8.898cm">
          <draw:text-box>
            <text:p><text:span text:style-name="T1">From collision</text:span></text:p>
          </draw:text-box>
        </draw:frame>
        <draw:frame draw:style-name="gr83" draw:text-style-name="P5" draw:layer="layout" svg:width="1.778cm" svg:height="0.738cm" svg:x="3.673cm" svg:y="14.589cm">
          <draw:text-box>
            <text:p><text:span text:style-name="T1">Input</text:span></text:p>
          </draw:text-box>
        </draw:frame>
        <draw:custom-shape draw:style-name="gr37" draw:text-style-name="P4" draw:layer="layout" svg:width="7.62cm" svg:height="1.017cm" svg:x="5.451cm" svg:y="11.286cm">
          <text:p text:style-name="P3"><text:span text:style-name="T1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255cm" svg:y1="13.065cm" svg:x2="13.192cm" svg:y2="13.065cm">
          <text:p/>
        </draw:line>
        <draw:line draw:style-name="gr13" draw:text-style-name="P6" draw:layer="layout" svg:x1="16.246cm" svg:y1="14.97cm" svg:x2="21.961cm" svg:y2="14.97cm">
          <text:p/>
        </draw:line>
        <draw:frame draw:style-name="gr41" draw:text-style-name="P5" draw:layer="layout" svg:width="2.026cm" svg:height="0.738cm" svg:x="21.961cm" svg:y="14.589cm">
          <draw:text-box>
            <text:p><text:span text:style-name="T1">Output</text:span></text:p>
          </draw:text-box>
        </draw:frame>
        <draw:frame draw:style-name="gr84" draw:text-style-name="P5" draw:layer="layout" svg:width="12.948cm" svg:height="4.147cm" svg:x="3.546cm" svg:y="16.24cm">
          <draw:text-box>
            <text:p><text:span text:style-name="T1">Energy spreader accumulates the amplitude</text:span></text:p>
            <text:p><text:span text:style-name="T1">of input signal, then spread through out time.</text:span></text:p>
            <text:p><text:span text:style-name="T1"/></text:p>
            <text:p text:style-name="P11"><text:span text:style-name="T1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4" draw:layer="layout" svg:width="7.62cm" svg:height="1.017cm" svg:x="14.335cm" svg:y="11.286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3.19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3.446cm" svg:y1="13.065cm" svg:x2="13.954cm" svg:y2="13.065cm">
            <text:p/>
          </draw:line>
          <draw:line draw:style-name="gr10" draw:text-style-name="P6" draw:layer="layout" svg:x1="13.7cm" svg:y1="12.811cm" svg:x2="13.7cm" svg:y2="13.319cm">
            <text:p/>
          </draw:line>
        </draw:g>
        <draw:line draw:style-name="gr13" draw:text-style-name="P6" draw:layer="layout" svg:x1="18.145cm" svg:y1="13.065cm" svg:x2="14.208cm" svg:y2="13.065cm">
          <text:p/>
        </draw:line>
        <draw:line draw:style-name="gr10" draw:text-style-name="P6" draw:layer="layout" svg:x1="9.255cm" svg:y1="12.303cm" svg:x2="9.255cm" svg:y2="13.065cm">
          <text:p/>
        </draw:line>
        <draw:line draw:style-name="gr10" draw:text-style-name="P6" draw:layer="layout" svg:x1="18.145cm" svg:y1="12.303cm" svg:x2="18.145cm" svg:y2="13.065cm">
          <text:p/>
        </draw:line>
        <draw:custom-shape draw:style-name="gr11" draw:text-style-name="P7" draw:layer="layout" svg:width="0.254cm" svg:height="0.254cm" svg:x="13.57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8.145cm" svg:y1="10.525cm" svg:x2="18.145cm" svg:y2="11.287cm">
          <text:p/>
        </draw:line>
        <draw:line draw:style-name="gr10" draw:text-style-name="P6" draw:layer="layout" svg:x1="9.255cm" svg:y1="10.525cm" svg:x2="18.145cm" svg:y2="10.525cm">
          <text:p/>
        </draw:line>
        <draw:line draw:style-name="gr10" draw:text-style-name="P6" draw:layer="layout" svg:x1="13.7cm" svg:y1="9.763cm" svg:x2="13.7cm" svg:y2="10.398cm">
          <text:p/>
        </draw:line>
        <draw:line draw:style-name="gr13" draw:text-style-name="P6" draw:layer="layout" svg:x1="13.7cm" svg:y1="13.573cm" svg:x2="13.706cm" svg:y2="14.462cm">
          <text:p/>
        </draw:line>
        <draw:frame draw:style-name="gr85" draw:text-style-name="P25" draw:layer="layout" svg:width="8.122cm" svg:height="5.608cm" svg:x="17.51cm" svg:y="16.24cm">
          <draw:text-box>
            <text:p text:style-name="P11"><text:span text:style-name="T1">// Random Energy Spreader.</text:span></text:p>
            <text:p text:style-name="P11"><text:span text:style-name="T5">acc += input</text:span><text:span text:style-name="T1">;</text:span></text:p>
            <text:p text:style-name="P11"><text:span text:style-name="T1">output = acc * random();</text:span></text:p>
            <text:p text:style-name="P11"><text:span text:style-name="T5">return acc -= </text:span><text:span text:style-name="T1">output;</text:span></text:p>
            <text:p text:style-name="P11"><text:span text:style-name="T1"/></text:p>
            <text:p text:style-name="P11"><text:span text:style-name="T1">// Decaying Energy Spreader.</text:span></text:p>
            <text:p text:style-name="P11"><text:span text:style-name="T5">decay = -log(eps) / dt</text:span><text:span text:style-name="T1">;</text:span></text:p>
            <text:p text:style-name="P11"><text:span text:style-name="T5">if (abs(input) &gt; eps) {</text:span></text:p>
            <text:p text:style-name="P11"><text:span text:style-name="T5"><text:s text:c="2"/></text:span><text:span text:style-name="T5">acc = (acc + input) * decay</text:span><text:span text:style-name="T1">;</text:span></text:p>
            <text:p text:style-name="P11"><text:span text:style-name="T1">}</text:span></text:p>
            <text:p text:style-name="P11"><text:span text:style-name="T5">return acc *= exp(-decay</text:span><text:span text:style-name="T1">);</text:span></text:p>
          </draw:text-box>
        </draw:frame>
        <draw:custom-shape draw:style-name="gr73" draw:text-style-name="P4" draw:layer="layout" svg:width="2.54cm" svg:height="1.27cm" svg:x="9.255cm" svg:y="32.11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1" draw:id="id21">
          <draw:custom-shape draw:style-name="gr9" draw:text-style-name="P2" draw:layer="layout" svg:width="1.016cm" svg:height="1.016cm" svg:x="13.827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081cm" svg:y1="32.75cm" svg:x2="14.589cm" svg:y2="32.75cm">
            <text:p/>
          </draw:line>
          <draw:line draw:style-name="gr10" draw:text-style-name="P6" draw:layer="layout" svg:x1="14.335cm" svg:y1="32.496cm" svg:x2="14.335cm" svg:y2="33.004cm">
            <text:p/>
          </draw:line>
        </draw:g>
        <draw:line draw:style-name="gr13" draw:text-style-name="P6" draw:layer="layout" svg:x1="14.843cm" svg:y1="32.75cm" svg:x2="15.605cm" svg:y2="32.75cm">
          <text:p/>
        </draw:line>
        <draw:custom-shape draw:style-name="gr11" draw:text-style-name="P7" xml:id="id20" draw:id="id20" draw:layer="layout" svg:width="0.254cm" svg:height="0.254cm" svg:x="7.85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7.985cm" svg:y1="32.623cm" svg:x2="14.335cm" svg:y2="32.242cm" draw:start-shape="id20" draw:start-glue-point="4" draw:end-shape="id21" draw:end-glue-point="0" svg:d="M7985 3262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11.033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795cm" svg:y1="32.75cm" svg:x2="13.827cm" svg:y2="32.75cm">
          <text:p/>
        </draw:line>
        <draw:frame draw:style-name="gr40" draw:text-style-name="P5" draw:layer="layout" svg:width="1.772cm" svg:height="0.738cm" svg:x="3.667cm" svg:y="32.39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5.611cm" svg:y="32.393cm">
          <draw:text-box>
            <text:p><text:span text:style-name="T1">Output</text:span></text:p>
          </draw:text-box>
        </draw:frame>
        <draw:g draw:style-name="gr8" xml:id="id23" draw:id="id23">
          <draw:custom-shape draw:style-name="gr9" draw:text-style-name="P2" draw:layer="layout" svg:width="1.016cm" svg:height="1.016cm" svg:x="6.207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6.461cm" svg:y1="32.75cm" svg:x2="6.969cm" svg:y2="32.75cm">
            <text:p/>
          </draw:line>
          <draw:line draw:style-name="gr10" draw:text-style-name="P6" draw:layer="layout" svg:x1="6.715cm" svg:y1="32.496cm" svg:x2="6.715cm" svg:y2="33.004cm">
            <text:p/>
          </draw:line>
        </draw:g>
        <draw:line draw:style-name="gr13" draw:text-style-name="P6" draw:layer="layout" svg:x1="7.223cm" svg:y1="32.75cm" svg:x2="9.255cm" svg:y2="32.75cm">
          <text:p/>
        </draw:line>
        <draw:custom-shape draw:style-name="gr11" draw:text-style-name="P7" xml:id="id22" draw:id="id22" draw:layer="layout" svg:width="0.254cm" svg:height="0.254cm" svg:x="12.93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13.065cm" svg:y1="32.877cm" svg:x2="6.715cm" svg:y2="33.258cm" draw:start-shape="id22" draw:start-glue-point="8" draw:end-shape="id23" draw:end-glue-point="2" svg:d="M13065 3287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10.144cm 35.0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5.445cm" svg:y1="32.75cm" svg:x2="6.207cm" svg:y2="32.75cm">
          <text:p/>
        </draw:line>
        <draw:frame draw:style-name="gr42" draw:text-style-name="P5" draw:layer="layout" svg:width="1.01cm" svg:height="0.738cm" svg:x="10.023cm" svg:y="35.03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10.144cm" svg:y="29.702cm">
          <draw:text-box>
            <text:p><text:span text:style-name="T1">g</text:span></text:p>
          </draw:text-box>
        </draw:frame>
        <draw:frame draw:style-name="gr74" draw:text-style-name="P8" draw:layer="layout" svg:width="4.058cm" svg:height="0.738cm" svg:x="3.54cm" svg:y="22.844cm">
          <draw:text-box>
            <text:p><text:span text:style-name="T2">Serial Allpass</text:span></text:p>
          </draw:text-box>
        </draw:frame>
        <draw:custom-shape draw:style-name="gr73" draw:text-style-name="P4" draw:layer="layout" svg:width="2.54cm" svg:height="1.27cm" svg:x="6.71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1.772cm" svg:height="0.738cm" svg:x="3.54cm" svg:y="25.408cm">
          <draw:text-box>
            <text:p><text:span text:style-name="T1">Input</text:span></text:p>
          </draw:text-box>
        </draw:frame>
        <draw:line draw:style-name="gr5" draw:text-style-name="P6" draw:layer="layout" svg:x1="5.318cm" svg:y1="25.765cm" svg:x2="6.715cm" svg:y2="25.765cm">
          <text:p/>
        </draw:line>
        <draw:custom-shape draw:style-name="gr11" draw:text-style-name="P7" draw:layer="layout" svg:width="0.254cm" svg:height="0.254cm" svg:x="5.82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9.25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509cm" svg:y1="27.67cm" svg:x2="10.017cm" svg:y2="27.67cm">
            <text:p/>
          </draw:line>
          <draw:line draw:style-name="gr10" draw:text-style-name="P6" draw:layer="layout" svg:x1="9.763cm" svg:y1="27.416cm" svg:x2="9.763cm" svg:y2="27.924cm">
            <text:p/>
          </draw:line>
        </draw:g>
        <draw:line draw:style-name="gr5" draw:text-style-name="P6" draw:layer="layout" svg:x1="9.255cm" svg:y1="25.765cm" svg:x2="10.525cm" svg:y2="25.765cm">
          <text:p/>
        </draw:line>
        <draw:custom-shape draw:style-name="gr11" draw:text-style-name="P7" draw:layer="layout" svg:width="0.254cm" svg:height="0.254cm" svg:x="9.63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9.763cm" svg:y1="25.765cm" svg:x2="9.763cm" svg:y2="27.162cm">
          <text:p/>
        </draw:line>
        <draw:line draw:style-name="gr45" draw:text-style-name="P6" draw:layer="layout" svg:x1="5.953cm" svg:y1="27.67cm" svg:x2="9.255cm" svg:y2="27.67cm">
          <text:p/>
        </draw:line>
        <draw:line draw:style-name="gr10" draw:text-style-name="P6" draw:layer="layout" svg:x1="5.953cm" svg:y1="25.765cm" svg:x2="5.953cm" svg:y2="27.67cm">
          <text:p/>
        </draw:line>
        <draw:custom-shape draw:style-name="gr73" draw:text-style-name="P4" draw:layer="layout" svg:width="2.54cm" svg:height="1.27cm" svg:x="10.52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3.06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3.319cm" svg:y1="27.67cm" svg:x2="13.827cm" svg:y2="27.67cm">
            <text:p/>
          </draw:line>
          <draw:line draw:style-name="gr10" draw:text-style-name="P6" draw:layer="layout" svg:x1="13.573cm" svg:y1="27.416cm" svg:x2="13.573cm" svg:y2="27.924cm">
            <text:p/>
          </draw:line>
        </draw:g>
        <draw:line draw:style-name="gr5" draw:text-style-name="P6" draw:layer="layout" svg:x1="13.065cm" svg:y1="25.765cm" svg:x2="14.335cm" svg:y2="25.765cm">
          <text:p/>
        </draw:line>
        <draw:custom-shape draw:style-name="gr11" draw:text-style-name="P7" draw:layer="layout" svg:width="0.254cm" svg:height="0.254cm" svg:x="13.44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3.573cm" svg:y1="25.765cm" svg:x2="13.573cm" svg:y2="27.162cm">
          <text:p/>
        </draw:line>
        <draw:line draw:style-name="gr45" draw:text-style-name="P6" draw:layer="layout" svg:x1="10.271cm" svg:y1="27.67cm" svg:x2="13.065cm" svg:y2="27.67cm">
          <text:p/>
        </draw:line>
        <draw:custom-shape draw:style-name="gr73" draw:text-style-name="P4" draw:layer="layout" svg:width="2.54cm" svg:height="1.27cm" svg:x="14.33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6.87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129cm" svg:y1="27.67cm" svg:x2="17.637cm" svg:y2="27.67cm">
            <text:p/>
          </draw:line>
          <draw:line draw:style-name="gr10" draw:text-style-name="P6" draw:layer="layout" svg:x1="17.383cm" svg:y1="27.416cm" svg:x2="17.383cm" svg:y2="27.924cm">
            <text:p/>
          </draw:line>
        </draw:g>
        <draw:line draw:style-name="gr5" draw:text-style-name="P6" draw:layer="layout" svg:x1="16.875cm" svg:y1="25.765cm" svg:x2="18.145cm" svg:y2="25.765cm">
          <text:p/>
        </draw:line>
        <draw:custom-shape draw:style-name="gr11" draw:text-style-name="P7" draw:layer="layout" svg:width="0.254cm" svg:height="0.254cm" svg:x="17.25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7.383cm" svg:y1="25.765cm" svg:x2="17.383cm" svg:y2="27.162cm">
          <text:p/>
        </draw:line>
        <draw:line draw:style-name="gr45" draw:text-style-name="P6" draw:layer="layout" svg:x1="14.081cm" svg:y1="27.67cm" svg:x2="16.875cm" svg:y2="27.67cm">
          <text:p/>
        </draw:line>
        <draw:custom-shape draw:style-name="gr73" draw:text-style-name="P4" draw:layer="layout" svg:width="2.54cm" svg:height="1.27cm" svg:x="18.14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20.68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0.939cm" svg:y1="27.67cm" svg:x2="21.447cm" svg:y2="27.67cm">
            <text:p/>
          </draw:line>
          <draw:line draw:style-name="gr10" draw:text-style-name="P6" draw:layer="layout" svg:x1="21.193cm" svg:y1="27.416cm" svg:x2="21.193cm" svg:y2="27.924cm">
            <text:p/>
          </draw:line>
        </draw:g>
        <draw:line draw:style-name="gr44" draw:text-style-name="P6" draw:layer="layout" svg:x1="21.193cm" svg:y1="25.765cm" svg:x2="21.193cm" svg:y2="27.162cm">
          <text:p/>
        </draw:line>
        <draw:line draw:style-name="gr45" draw:text-style-name="P6" draw:layer="layout" svg:x1="17.891cm" svg:y1="27.67cm" svg:x2="20.685cm" svg:y2="27.67cm">
          <text:p/>
        </draw:line>
        <draw:line draw:style-name="gr10" draw:text-style-name="P6" draw:layer="layout" svg:x1="20.685cm" svg:y1="25.765cm" svg:x2="21.193cm" svg:y2="25.765cm">
          <text:p/>
        </draw:line>
        <draw:line draw:style-name="gr46" draw:text-style-name="P6" draw:layer="layout" svg:x1="21.701cm" svg:y1="27.67cm" svg:x2="22.59cm" svg:y2="27.67cm">
          <text:p/>
        </draw:line>
        <draw:frame draw:style-name="gr41" draw:text-style-name="P5" draw:layer="layout" svg:width="2.026cm" svg:height="0.738cm" svg:x="22.596cm" svg:y="27.289cm">
          <draw:text-box>
            <text:p><text:span text:style-name="T1">Output</text:span></text:p>
          </draw:text-box>
        </draw:frame>
        <draw:frame draw:style-name="gr47" draw:text-style-name="P24" draw:layer="layout" svg:width="2.28cm" svg:height="0.738cm" svg:x="3.54cm" svg:y="29.218cm">
          <draw:text-box>
            <text:p><text:span text:style-name="T11">Allpass</text:span></text:p>
          </draw:text-box>
        </draw:frame>
      </draw:page>
      <draw:page draw:name="page5" draw:style-name="dp1" draw:master-page-name="Default">
        <draw:frame draw:style-name="gr86" draw:text-style-name="P9" draw:layer="layout" svg:width="0.762cm" svg:height="0.865cm" svg:x="9.89cm" svg:y="4.58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15.732cm" svg:y="4.58cm">
          <draw:text-box>
            <text:p><text:span text:style-name="T3">⋮</text:span></text:p>
          </draw:text-box>
        </draw:frame>
        <draw:line draw:style-name="gr17" draw:text-style-name="P6" draw:layer="layout" svg:x1="7.858cm" svg:y1="13.7cm" svg:x2="11.16cm" svg:y2="13.7cm">
          <text:p/>
        </draw:line>
        <draw:line draw:style-name="gr17" draw:text-style-name="P6" draw:layer="layout" svg:x1="7.731cm" svg:y1="9.89cm" svg:x2="11.16cm" svg:y2="9.89cm">
          <text:p/>
        </draw:line>
        <draw:line draw:style-name="gr17" draw:text-style-name="P6" draw:layer="layout" svg:x1="7.858cm" svg:y1="7.985cm" svg:x2="11.16cm" svg:y2="7.985cm">
          <text:p/>
        </draw:line>
        <draw:custom-shape draw:style-name="gr18" draw:text-style-name="P2" draw:layer="layout" svg:width="0.762cm" svg:height="0.762cm" draw:transform="rotate (-1.5707963267949) translate (10.398cm 7.6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8" draw:layer="layout" svg:width="2.534cm" svg:height="0.738cm" svg:x="3.54cm" svg:y="2.524cm">
          <draw:text-box>
            <text:p><text:span text:style-name="T2">Membrane</text:span></text:p>
          </draw:text-box>
        </draw:frame>
        <draw:custom-shape draw:style-name="gr20" draw:text-style-name="P4" draw:layer="layout" svg:width="3.81cm" svg:height="2.286cm" svg:x="11.795cm" svg:y="3.667cm">
          <text:p text:style-name="P3"><text:span text:style-name="T1">Feedback</text:span></text:p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11.16cm" svg:y="7.477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10.398cm 9.5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10.398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18.27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7.985cm" svg:x2="19.034cm" svg:y2="7.985cm">
            <text:p/>
          </draw:line>
          <draw:line draw:style-name="gr10" draw:text-style-name="P6" draw:layer="layout" svg:x1="18.78cm" svg:y1="7.731cm" svg:x2="18.78cm" svg:y2="8.239cm">
            <text:p/>
          </draw:line>
        </draw:g>
        <draw:line draw:style-name="gr10" draw:text-style-name="P6" draw:layer="layout" svg:x1="15.605cm" svg:y1="13.7cm" svg:x2="18.78cm" svg:y2="13.7cm">
          <text:p/>
        </draw:line>
        <draw:g draw:style-name="gr8">
          <draw:custom-shape draw:style-name="gr9" draw:text-style-name="P2" draw:layer="layout" svg:width="1.016cm" svg:height="1.016cm" svg:x="18.272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9.89cm" svg:x2="19.034cm" svg:y2="9.89cm">
            <text:p/>
          </draw:line>
          <draw:line draw:style-name="gr10" draw:text-style-name="P6" draw:layer="layout" svg:x1="18.78cm" svg:y1="9.636cm" svg:x2="18.78cm" svg:y2="10.144cm">
            <text:p/>
          </draw:line>
        </draw:g>
        <draw:line draw:style-name="gr22" draw:text-style-name="P6" draw:layer="layout" svg:x1="18.78cm" svg:y1="13.7cm" svg:x2="18.78cm" svg:y2="12.303cm">
          <text:p/>
        </draw:line>
        <draw:line draw:style-name="gr22" draw:text-style-name="P6" draw:layer="layout" svg:x1="18.78cm" svg:y1="11.287cm" svg:x2="18.78cm" svg:y2="10.398cm">
          <text:p/>
        </draw:line>
        <draw:line draw:style-name="gr22" draw:text-style-name="P6" draw:layer="layout" svg:x1="18.78cm" svg:y1="9.382cm" svg:x2="18.78cm" svg:y2="8.493cm">
          <text:p/>
        </draw:line>
        <draw:line draw:style-name="gr17" draw:text-style-name="P6" draw:layer="layout" svg:x1="15.605cm" svg:y1="9.89cm" svg:x2="18.272cm" svg:y2="9.89cm">
          <text:p/>
        </draw:line>
        <draw:line draw:style-name="gr17" draw:text-style-name="P6" draw:layer="layout" svg:x1="15.605cm" svg:y1="7.985cm" svg:x2="18.272cm" svg:y2="7.985cm">
          <text:p/>
        </draw:line>
        <draw:custom-shape draw:style-name="gr11" draw:text-style-name="P7" draw:layer="layout" svg:width="0.254cm" svg:height="0.254cm" svg:x="17.5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7.0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6.11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6.24cm" svg:y1="13.7cm" svg:x2="16.24cm" svg:y2="5.699cm">
          <text:p/>
        </draw:line>
        <draw:line draw:style-name="gr10" draw:text-style-name="P6" draw:layer="layout" svg:x1="17.129cm" svg:y1="9.89cm" svg:x2="17.129cm" svg:y2="4.429cm">
          <text:p/>
        </draw:line>
        <draw:line draw:style-name="gr10" draw:text-style-name="P6" draw:layer="layout" svg:x1="17.637cm" svg:y1="7.985cm" svg:x2="17.637cm" svg:y2="3.921cm">
          <text:p/>
        </draw:line>
        <draw:line draw:style-name="gr23" draw:text-style-name="P6" draw:layer="layout" svg:x1="17.637cm" svg:y1="3.921cm" svg:x2="15.605cm" svg:y2="3.921cm">
          <text:p/>
        </draw:line>
        <draw:line draw:style-name="gr23" draw:text-style-name="P6" draw:layer="layout" svg:x1="17.129cm" svg:y1="4.429cm" svg:x2="15.605cm" svg:y2="4.429cm">
          <text:p/>
        </draw:line>
        <draw:line draw:style-name="gr23" draw:text-style-name="P6" draw:layer="layout" svg:x1="16.24cm" svg:y1="5.699cm" svg:x2="15.605cm" svg:y2="5.699cm">
          <text:p/>
        </draw:line>
        <draw:g draw:style-name="gr8">
          <draw:custom-shape draw:style-name="gr9" draw:text-style-name="P2" draw:layer="layout" svg:width="1.016cm" svg:height="1.016cm" svg:x="6.84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7.985cm" svg:x2="7.604cm" svg:y2="7.985cm">
            <text:p/>
          </draw:line>
          <draw:line draw:style-name="gr10" draw:text-style-name="P6" draw:layer="layout" svg:x1="7.35cm" svg:y1="7.731cm" svg:x2="7.35cm" svg:y2="8.239cm">
            <text:p/>
          </draw:line>
        </draw:g>
        <draw:g draw:style-name="gr8">
          <draw:custom-shape draw:style-name="gr9" draw:text-style-name="P2" draw:layer="layout" svg:width="1.016cm" svg:height="1.016cm" svg:x="6.842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9.89cm" svg:x2="7.604cm" svg:y2="9.89cm">
            <text:p/>
          </draw:line>
          <draw:line draw:style-name="gr10" draw:text-style-name="P6" draw:layer="layout" svg:x1="7.35cm" svg:y1="9.636cm" svg:x2="7.35cm" svg:y2="10.144cm">
            <text:p/>
          </draw:line>
        </draw:g>
        <draw:g draw:style-name="gr8">
          <draw:custom-shape draw:style-name="gr9" draw:text-style-name="P2" draw:layer="layout" svg:width="1.016cm" svg:height="1.016cm" svg:x="6.842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13.7cm" svg:x2="7.604cm" svg:y2="13.7cm">
            <text:p/>
          </draw:line>
          <draw:line draw:style-name="gr10" draw:text-style-name="P6" draw:layer="layout" svg:x1="7.35cm" svg:y1="13.446cm" svg:x2="7.35cm" svg:y2="13.954cm">
            <text:p/>
          </draw:line>
        </draw:g>
        <draw:line draw:style-name="gr24" draw:text-style-name="P6" draw:layer="layout" svg:x1="11.795cm" svg:y1="3.921cm" svg:x2="7.35cm" svg:y2="3.921cm">
          <text:p/>
        </draw:line>
        <draw:line draw:style-name="gr24" draw:text-style-name="P6" draw:layer="layout" svg:x1="11.795cm" svg:y1="4.302cm" svg:x2="8.239cm" svg:y2="4.302cm">
          <text:p/>
        </draw:line>
        <draw:line draw:style-name="gr24" draw:text-style-name="P6" draw:layer="layout" svg:x1="11.795cm" svg:y1="5.699cm" svg:x2="9.255cm" svg:y2="5.699cm">
          <text:p/>
        </draw:line>
        <draw:line draw:style-name="gr23" draw:text-style-name="P6" draw:layer="layout" svg:x1="8.239cm" svg:y1="9.001cm" svg:x2="7.731cm" svg:y2="9.509cm">
          <text:p/>
        </draw:line>
        <draw:line draw:style-name="gr23" draw:text-style-name="P6" draw:layer="layout" svg:x1="7.35cm" svg:y1="3.921cm" svg:x2="7.35cm" svg:y2="7.477cm">
          <text:p/>
        </draw:line>
        <draw:line draw:style-name="gr25" draw:text-style-name="P6" draw:layer="layout" svg:x1="5.445cm" svg:y1="7.985cm" svg:x2="6.842cm" svg:y2="7.985cm">
          <text:p/>
        </draw:line>
        <draw:custom-shape draw:style-name="gr11" draw:text-style-name="P7" draw:layer="layout" svg:width="0.254cm" svg:height="0.254cm" svg:x="5.95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6.08cm" svg:y1="9.89cm" svg:x2="6.842cm" svg:y2="9.89cm">
          <text:p/>
        </draw:line>
        <draw:line draw:style-name="gr26" draw:text-style-name="P6" draw:layer="layout" svg:x1="6.08cm" svg:y1="13.7cm" svg:x2="6.842cm" svg:y2="13.7cm">
          <text:p/>
        </draw:line>
        <draw:line draw:style-name="gr24" draw:text-style-name="P6" draw:layer="layout" svg:x1="6.08cm" svg:y1="7.985cm" svg:x2="6.08cm" svg:y2="11.287cm">
          <text:p/>
        </draw:line>
        <draw:line draw:style-name="gr24" draw:text-style-name="P6" draw:layer="layout" svg:x1="6.08cm" svg:y1="12.303cm" svg:x2="6.08cm" svg:y2="13.7cm">
          <text:p/>
        </draw:line>
        <draw:line draw:style-name="gr23" draw:text-style-name="P6" draw:layer="layout" svg:x1="9.255cm" svg:y1="11.668cm" svg:x2="7.731cm" svg:y2="13.319cm">
          <text:p/>
        </draw:line>
        <draw:line draw:style-name="gr10" draw:text-style-name="P6" draw:layer="layout" svg:x1="9.255cm" svg:y1="5.699cm" svg:x2="9.255cm" svg:y2="11.668cm">
          <text:p/>
        </draw:line>
        <draw:line draw:style-name="gr24" draw:text-style-name="P6" draw:layer="layout" svg:x1="8.239cm" svg:y1="4.302cm" svg:x2="8.239cm" svg:y2="9.001cm">
          <text:p/>
        </draw:line>
        <draw:line draw:style-name="gr25" draw:text-style-name="P6" draw:layer="layout" svg:x1="19.288cm" svg:y1="7.985cm" svg:x2="20.685cm" svg:y2="7.985cm">
          <text:p/>
        </draw:line>
        <draw:frame draw:style-name="gr83" draw:text-style-name="P5" draw:layer="layout" svg:width="1.778cm" svg:height="0.738cm" svg:x="3.667cm" svg:y="7.604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20.685cm" svg:y="7.604cm">
          <draw:text-box>
            <text:p><text:span text:style-name="T1">Output</text:span></text:p>
          </draw:text-box>
        </draw:frame>
        <draw:frame draw:style-name="gr86" draw:text-style-name="P9" draw:layer="layout" svg:width="0.762cm" svg:height="0.865cm" svg:x="5.699cm" svg:y="11.414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13.319cm" svg:y="11.414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18.399cm" svg:y="11.311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9.89cm" svg:y="4.581cm">
          <draw:text-box>
            <text:p><text:span text:style-name="T3">⋮</text:span></text:p>
          </draw:text-box>
        </draw:frame>
        <draw:frame draw:style-name="gr88" draw:text-style-name="P8" draw:layer="layout" svg:width="6.852cm" svg:height="0.738cm" svg:x="3.54cm" svg:y="15.248cm">
          <draw:text-box>
            <text:p><text:span text:style-name="T2">Bandpass Delay (BP Delay)</text:span></text:p>
          </draw:text-box>
        </draw:frame>
        <draw:custom-shape draw:style-name="gr29" draw:text-style-name="P4" draw:layer="layout" svg:width="2.54cm" svg:height="1.016cm" svg:x="11.922cm" svg:y="18.27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462cm" svg:y1="18.78cm" svg:x2="15.605cm" svg:y2="18.78cm">
          <text:p/>
        </draw:line>
        <draw:line draw:style-name="gr5" draw:text-style-name="P6" draw:layer="layout" svg:x1="5.445cm" svg:y1="18.78cm" svg:x2="7.985cm" svg:y2="18.78cm">
          <text:p/>
        </draw:line>
        <draw:custom-shape draw:style-name="gr11" draw:text-style-name="P7" draw:layer="layout" svg:width="0.254cm" svg:height="0.254cm" svg:x="6.58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525cm" svg:y1="18.78cm" svg:x2="11.922cm" svg:y2="18.78cm">
          <text:p/>
        </draw:line>
        <draw:frame draw:style-name="gr40" draw:text-style-name="P5" draw:layer="layout" svg:width="1.772cm" svg:height="0.738cm" svg:x="3.667cm" svg:y="18.42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5.605cm" svg:y="18.399cm">
          <draw:text-box>
            <text:p><text:span text:style-name="T1">Output</text:span></text:p>
          </draw:text-box>
        </draw:frame>
        <draw:custom-shape draw:style-name="gr29" draw:text-style-name="P4" draw:layer="layout" svg:width="2.54cm" svg:height="1.016cm" svg:x="7.985cm" svg:y="18.272cm">
          <text:p text:style-name="P3"><text:span text:style-name="T1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9.255cm" svg:y1="16.875cm" svg:x2="9.255cm" svg:y2="18.272cm">
          <text:p/>
        </draw:line>
        <draw:line draw:style-name="gr31" draw:text-style-name="P6" draw:layer="layout" svg:x1="13.192cm" svg:y1="16.875cm" svg:x2="13.192cm" svg:y2="18.272cm">
          <text:p/>
        </draw:line>
        <draw:line draw:style-name="gr10" draw:text-style-name="P6" draw:layer="layout" svg:x1="6.715cm" svg:y1="16.875cm" svg:x2="13.192cm" svg:y2="16.875cm">
          <text:p/>
        </draw:line>
        <draw:line draw:style-name="gr10" draw:text-style-name="P6" draw:layer="layout" svg:x1="6.715cm" svg:y1="18.78cm" svg:x2="6.715cm" svg:y2="16.875cm">
          <text:p/>
        </draw:line>
        <draw:frame draw:style-name="gr89" draw:text-style-name="P10" draw:layer="layout" svg:width="2.83cm" svg:height="0.738cm" svg:x="9.261cm" svg:y="17.51cm">
          <draw:text-box>
            <text:p><text:span text:style-name="T4">cutoff mod.</text:span></text:p>
          </draw:text-box>
        </draw:frame>
        <draw:frame draw:style-name="gr32" draw:text-style-name="P10" draw:layer="layout" svg:width="2.407cm" svg:height="0.738cm" svg:x="13.198cm" svg:y="17.51cm">
          <draw:text-box>
            <text:p><text:span text:style-name="T4">time mod.</text:span></text:p>
          </draw:text-box>
        </draw:frame>
        <draw:custom-shape draw:style-name="gr21" draw:text-style-name="P4" draw:layer="layout" svg:width="4.445cm" svg:height="1.016cm" svg:x="11.16cm" svg:y="9.38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11.16cm" svg:y="13.19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73" draw:text-style-name="P4" draw:layer="layout" svg:width="2.54cm" svg:height="1.27cm" svg:x="9.89cm" svg:y="7.98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5" draw:id="id25">
          <draw:custom-shape draw:style-name="gr9" draw:text-style-name="P2" draw:layer="layout" svg:width="1.016cm" svg:height="1.016cm" svg:x="7.477cm" svg:y="8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731cm" svg:y1="8.62cm" svg:x2="8.239cm" svg:y2="8.62cm">
            <text:p/>
          </draw:line>
          <draw:line draw:style-name="gr10" draw:text-style-name="P6" draw:layer="layout" svg:x1="7.985cm" svg:y1="8.366cm" svg:x2="7.985cm" svg:y2="8.874cm">
            <text:p/>
          </draw:line>
        </draw:g>
        <draw:line draw:style-name="gr13" draw:text-style-name="P6" draw:layer="layout" svg:x1="8.493cm" svg:y1="8.62cm" svg:x2="9.89cm" svg:y2="8.62cm">
          <text:p/>
        </draw:line>
        <draw:line draw:style-name="gr5" draw:text-style-name="P6" draw:layer="layout" svg:x1="12.43cm" svg:y1="8.62cm" svg:x2="14.97cm" svg:y2="8.62cm">
          <text:p/>
        </draw:line>
        <draw:custom-shape draw:style-name="gr11" draw:text-style-name="P7" xml:id="id24" draw:id="id24" draw:layer="layout" svg:width="0.254cm" svg:height="0.254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13.7cm" svg:y1="8.493cm" svg:x2="7.985cm" svg:y2="8.112cm" draw:start-shape="id24" draw:start-glue-point="4" draw:end-shape="id25" draw:end-glue-point="0" svg:d="M13700 849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10.525cm 7.0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8.62cm" svg:x2="7.477cm" svg:y2="8.62cm">
          <text:p/>
        </draw:line>
        <draw:frame draw:style-name="gr40" draw:text-style-name="P5" draw:layer="layout" svg:width="1.772cm" svg:height="0.738cm" svg:x="4.302cm" svg:y="8.26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8.263cm">
          <draw:text-box>
            <text:p><text:span text:style-name="T1">Output</text:span></text:p>
          </draw:text-box>
        </draw:frame>
        <draw:custom-shape draw:style-name="gr73" draw:text-style-name="P4" draw:layer="layout" svg:width="2.54cm" svg:height="1.27cm" svg:x="8.62cm" svg:y="2.90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7" draw:id="id27">
          <draw:custom-shape draw:style-name="gr9" draw:text-style-name="P2" draw:layer="layout" svg:width="1.016cm" svg:height="1.016cm" svg:x="12.557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2.811cm" svg:y1="3.54cm" svg:x2="13.319cm" svg:y2="3.54cm">
            <text:p/>
          </draw:line>
          <draw:line draw:style-name="gr10" draw:text-style-name="P6" draw:layer="layout" svg:x1="13.065cm" svg:y1="3.286cm" svg:x2="13.065cm" svg:y2="3.794cm">
            <text:p/>
          </draw:line>
        </draw:g>
        <draw:line draw:style-name="gr13" draw:text-style-name="P6" draw:layer="layout" svg:x1="13.573cm" svg:y1="3.54cm" svg:x2="14.97cm" svg:y2="3.54cm">
          <text:p/>
        </draw:line>
        <draw:line draw:style-name="gr5" draw:text-style-name="P6" draw:layer="layout" svg:x1="6.08cm" svg:y1="3.54cm" svg:x2="8.62cm" svg:y2="3.54cm">
          <text:p/>
        </draw:line>
        <draw:custom-shape draw:style-name="gr11" draw:text-style-name="P7" xml:id="id26" draw:id="id26" draw:layer="layout" svg:width="0.254cm" svg:height="0.254cm" svg:x="7.2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7.35cm" svg:y1="3.413cm" svg:x2="13.065cm" svg:y2="3.032cm" draw:start-shape="id26" draw:start-glue-point="4" draw:end-shape="id27" draw:end-glue-point="0" svg:d="M7350 3413v-1778h5715v1397" svg:viewBox="0 0 5716 1779">
          <text:p/>
        </draw:connector>
        <draw:custom-shape draw:style-name="gr18" draw:text-style-name="P2" draw:layer="layout" svg:width="0.762cm" svg:height="0.762cm" draw:transform="rotate (-1.5707963267949) translate (10.398cm 1.2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16cm" svg:y1="3.54cm" svg:x2="12.557cm" svg:y2="3.54cm">
          <text:p/>
        </draw:line>
        <draw:frame draw:style-name="gr40" draw:text-style-name="P5" draw:layer="layout" svg:width="1.772cm" svg:height="0.738cm" svg:x="4.302cm" svg:y="3.18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3.183cm">
          <draw:text-box>
            <text:p><text:span text:style-name="T1">Output</text:span></text:p>
          </draw:text-box>
        </draw:frame>
        <draw:custom-shape draw:style-name="gr73" draw:text-style-name="P4" draw:layer="layout" svg:width="2.54cm" svg:height="1.27cm" svg:x="9.89cm" svg:y="11.79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9" draw:id="id29">
          <draw:custom-shape draw:style-name="gr9" draw:text-style-name="P2" draw:layer="layout" svg:width="1.016cm" svg:height="1.016cm" svg:x="7.477cm" svg:y="11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731cm" svg:y1="12.43cm" svg:x2="8.239cm" svg:y2="12.43cm">
            <text:p/>
          </draw:line>
          <draw:line draw:style-name="gr10" draw:text-style-name="P6" draw:layer="layout" svg:x1="7.985cm" svg:y1="12.176cm" svg:x2="7.985cm" svg:y2="12.684cm">
            <text:p/>
          </draw:line>
        </draw:g>
        <draw:line draw:style-name="gr13" draw:text-style-name="P6" draw:layer="layout" svg:x1="8.493cm" svg:y1="12.43cm" svg:x2="9.89cm" svg:y2="12.43cm">
          <text:p/>
        </draw:line>
        <draw:line draw:style-name="gr5" draw:text-style-name="P6" draw:layer="layout" svg:x1="12.43cm" svg:y1="12.43cm" svg:x2="14.97cm" svg:y2="12.43cm">
          <text:p/>
        </draw:line>
        <draw:custom-shape draw:style-name="gr11" draw:text-style-name="P7" xml:id="id28" draw:id="id28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13.7cm" svg:y1="12.303cm" svg:x2="7.985cm" svg:y2="11.922cm" draw:start-shape="id28" draw:start-glue-point="4" draw:end-shape="id29" draw:end-glue-point="0" svg:d="M13700 1230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9.001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12.43cm" svg:x2="7.477cm" svg:y2="12.43cm">
          <text:p/>
        </draw:line>
        <draw:frame draw:style-name="gr40" draw:text-style-name="P5" draw:layer="layout" svg:width="1.772cm" svg:height="0.738cm" svg:x="4.302cm" svg:y="12.07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12.073cm">
          <draw:text-box>
            <text:p><text:span text:style-name="T1">Output</text:span></text:p>
          </draw:text-box>
        </draw:frame>
        <draw:custom-shape draw:style-name="gr90" draw:text-style-name="P4" draw:layer="layout" svg:width="1.905cm" svg:height="1.016cm" svg:x="10.779cm" svg:y="10.017cm">
          <text:p text:style-name="P3"><text:span text:style-name="T1">LP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54cm" svg:height="1.27cm" svg:x="9.89cm" svg:y="16.87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31" draw:id="id31">
          <draw:custom-shape draw:style-name="gr9" draw:text-style-name="P2" draw:layer="layout" svg:width="1.016cm" svg:height="1.016cm" svg:x="14.462cm" svg:y="1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716cm" svg:y1="17.51cm" svg:x2="15.224cm" svg:y2="17.51cm">
            <text:p/>
          </draw:line>
          <draw:line draw:style-name="gr10" draw:text-style-name="P6" draw:layer="layout" svg:x1="14.97cm" svg:y1="17.256cm" svg:x2="14.97cm" svg:y2="17.764cm">
            <text:p/>
          </draw:line>
        </draw:g>
        <draw:line draw:style-name="gr13" draw:text-style-name="P6" draw:layer="layout" svg:x1="15.478cm" svg:y1="17.51cm" svg:x2="16.24cm" svg:y2="17.51cm">
          <text:p/>
        </draw:line>
        <draw:custom-shape draw:style-name="gr11" draw:text-style-name="P7" xml:id="id30" draw:id="id30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8.62cm" svg:y1="17.383cm" svg:x2="14.97cm" svg:y2="17.002cm" draw:start-shape="id30" draw:start-glue-point="4" draw:end-shape="id31" draw:end-glue-point="0" svg:d="M8620 1738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11.668cm 15.2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2.43cm" svg:y1="17.51cm" svg:x2="14.462cm" svg:y2="17.51cm">
          <text:p/>
        </draw:line>
        <draw:frame draw:style-name="gr40" draw:text-style-name="P5" draw:layer="layout" svg:width="1.772cm" svg:height="0.738cm" svg:x="4.302cm" svg:y="17.15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6.246cm" svg:y="17.153cm">
          <draw:text-box>
            <text:p><text:span text:style-name="T1">Output</text:span></text:p>
          </draw:text-box>
        </draw:frame>
        <draw:g draw:style-name="gr8" xml:id="id33" draw:id="id33">
          <draw:custom-shape draw:style-name="gr9" draw:text-style-name="P2" draw:layer="layout" svg:width="1.016cm" svg:height="1.016cm" svg:x="6.842cm" svg:y="1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17.51cm" svg:x2="7.604cm" svg:y2="17.51cm">
            <text:p/>
          </draw:line>
          <draw:line draw:style-name="gr10" draw:text-style-name="P6" draw:layer="layout" svg:x1="7.35cm" svg:y1="17.256cm" svg:x2="7.35cm" svg:y2="17.764cm">
            <text:p/>
          </draw:line>
        </draw:g>
        <draw:line draw:style-name="gr13" draw:text-style-name="P6" draw:layer="layout" svg:x1="7.858cm" svg:y1="17.51cm" svg:x2="9.89cm" svg:y2="17.51cm">
          <text:p/>
        </draw:line>
        <draw:custom-shape draw:style-name="gr11" draw:text-style-name="P7" xml:id="id32" draw:id="id32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13.7cm" svg:y1="17.637cm" svg:x2="7.35cm" svg:y2="18.018cm" draw:start-shape="id32" draw:start-glue-point="8" draw:end-shape="id33" draw:end-glue-point="2" svg:d="M13700 1763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10.779cm 19.7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17.51cm" svg:x2="6.842cm" svg:y2="17.51cm">
          <text:p/>
        </draw:line>
        <draw:frame draw:style-name="gr42" draw:text-style-name="P5" draw:layer="layout" svg:width="1.01cm" svg:height="0.738cm" svg:x="10.658cm" svg:y="19.79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10.779cm" svg:y="14.462cm">
          <draw:text-box>
            <text:p><text:span text:style-name="T1">g</text:span></text:p>
          </draw:text-box>
        </draw:frame>
        <draw:g draw:style-name="gr8" xml:id="id35" draw:id="id35">
          <draw:custom-shape draw:style-name="gr9" draw:text-style-name="P2" draw:layer="layout" svg:width="1.016cm" svg:height="1.016cm" svg:x="21.447cm" svg:y="11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1.701cm" svg:y1="12.43cm" svg:x2="22.209cm" svg:y2="12.43cm">
            <text:p/>
          </draw:line>
          <draw:line draw:style-name="gr10" draw:text-style-name="P6" draw:layer="layout" svg:x1="21.955cm" svg:y1="12.176cm" svg:x2="21.955cm" svg:y2="12.684cm">
            <text:p/>
          </draw:line>
        </draw:g>
        <draw:line draw:style-name="gr13" draw:text-style-name="P6" draw:layer="layout" svg:x1="22.463cm" svg:y1="12.43cm" svg:x2="23.86cm" svg:y2="12.43cm">
          <text:p/>
        </draw:line>
        <draw:line draw:style-name="gr5" draw:text-style-name="P6" draw:layer="layout" svg:x1="25.765cm" svg:y1="12.43cm" svg:x2="28.94cm" svg:y2="12.43cm">
          <text:p/>
        </draw:line>
        <draw:custom-shape draw:style-name="gr11" draw:text-style-name="P7" xml:id="id34" draw:id="id34" draw:layer="layout" svg:width="0.254cm" svg:height="0.254cm" svg:x="27.5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7.67cm" svg:y1="12.303cm" svg:x2="21.955cm" svg:y2="11.922cm" draw:start-shape="id34" draw:start-glue-point="4" draw:end-shape="id35" draw:end-glue-point="0" svg:d="M27670 1230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22.971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0.05cm" svg:y1="12.43cm" svg:x2="21.447cm" svg:y2="12.43cm">
          <text:p/>
        </draw:line>
        <draw:frame draw:style-name="gr40" draw:text-style-name="P5" draw:layer="layout" svg:width="1.772cm" svg:height="0.738cm" svg:x="18.272cm" svg:y="12.07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28.946cm" svg:y="12.073cm">
          <draw:text-box>
            <text:p><text:span text:style-name="T1">Output</text:span></text:p>
          </draw:text-box>
        </draw:frame>
        <draw:custom-shape draw:style-name="gr90" draw:text-style-name="P4" draw:layer="layout" svg:width="1.905cm" svg:height="1.016cm" svg:x="23.86cm" svg:y="11.922cm">
          <text:p text:style-name="P3"><text:span text:style-name="T1">LP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54cm" svg:height="1.27cm" svg:x="24.495cm" svg:y="9.89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6T18:01:15.991000000</meta:creation-date>
    <meta:editing-duration>PT8H29S</meta:editing-duration>
    <meta:editing-cycles>382</meta:editing-cycles>
    <meta:generator>LibreOffice/24.2.0.3$Windows_X86_64 LibreOffice_project/da48488a73ddd66ea24cf16bbc4f7b9c08e9bea1</meta:generator>
    <dc:title>A4_Landscape</dc:title>
    <dc:date>2024-03-03T07:39:07.388000000</dc:date>
    <meta:document-statistic meta:object-count="929"/>
    <meta:template xlink:type="simple" xlink:actuate="onRequest" xlink:title="A4_Landscape" xlink:href="../../../../AppData/Roaming/LibreOffice/4/user/template/A4_Landscape.otg" meta:date="2023-09-06T18:01:15.840000000"/>
  </office:meta>
</office:document-meta>
</file>

<file path=Object 2/content.xml><?xml version="1.0" encoding="utf-8"?>
<math xmlns="http://www.w3.org/1998/Math/MathML" display="block">
  <semantics>
    <mrow>
      <mstyle mathvariant="normal">
        <mi mathvariant="normal">H</mi>
      </mstyle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row>
              <mi>b</mi>
              <mo stretchy="false">+</mo>
              <mi>b</mi>
            </mrow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sub>
                <mi>a</mi>
                <mn>1</mn>
              </msub>
            </mrow>
            <msup>
              <mi>z</mi>
              <mrow>
                <mo stretchy="false">−</mo>
                <mn>1</mn>
              </mrow>
            </msup>
          </mrow>
        </mfrac>
      </mrow>
      <mi>.</mi>
      <mspace width="4em"/>
      <mtable>
        <mtr>
          <mtd>
            <mrow>
              <mrow>
                <msub>
                  <mi>a</mi>
                  <mn>1</mn>
                </msub>
                <mo stretchy="false">=</mo>
                <mi>φ</mi>
              </mrow>
              <msup>
                <mi>R</mi>
                <mrow>
                  <mtext>Im</mtext>
                  <mrow>
                    <mo fence="true" form="prefix" stretchy="false">(</mo>
                    <mrow>
                      <mi>φ</mi>
                    </mrow>
                    <mo fence="true" form="postfix" stretchy="false">)</mo>
                  </mrow>
                </mrow>
              </msup>
              <mi>,</mi>
              <mspace width="4em"/>
              <mrow>
                <mi>b</mi>
                <mo stretchy="false">=</mo>
                <mfrac>
                  <mrow>
                    <mn>1</mn>
                    <mo stretchy="false">−</mo>
                    <msub>
                      <mi>a</mi>
                      <mn>1</mn>
                    </msub>
                  </mrow>
                  <mn>2</mn>
                </mfrac>
              </mrow>
              <mi>,</mi>
            </mrow>
          </mtd>
        </mtr>
        <mtr>
          <mtd>
            <mrow>
              <mrow>
                <mi>φ</mi>
                <mo stretchy="false">=</mo>
                <msup>
                  <mi>e</mi>
                  <mrow>
                    <mi>j</mi>
                    <mi>ω</mi>
                  </mrow>
                </msup>
              </mrow>
              <mi>,</mi>
              <mspace width="4em"/>
              <mrow>
                <mi>ω</mi>
                <mo stretchy="false">=</mo>
                <mn>2</mn>
              </mrow>
              <mi>π</mi>
              <mfrac>
                <msub>
                  <mi>f</mi>
                  <mi>c</mi>
                </msub>
                <msub>
                  <mi>f</mi>
                  <mi>s</mi>
                </msub>
              </mfrac>
              <mi>.</mi>
            </mrow>
          </mtd>
        </mtr>
      </mtable>
      <mspace width="8em"/>
      <mtable>
        <mtr>
          <mtd columnalign="left">
            <mi>R</mi>
          </mtd>
          <mtd>
            <mi mathvariant="normal">:</mi>
          </mtd>
          <mtd>
            <mrow>
              <mtext>Resonance in</mtext>
              <mspace width="0.5em"/>
              <mrow>
                <mo fence="true" form="prefix" stretchy="true">[</mo>
                <mrow>
                  <mrow>
                    <mn>0</mn>
                    <mi>,</mi>
                    <mn>1</mn>
                  </mrow>
                </mrow>
                <mo fence="true" form="postfix" stretchy="true">)</mo>
              </mrow>
              <mi>.</mi>
            </mrow>
          </mtd>
        </mtr>
        <mtr>
          <mtd columnalign="left">
            <msub>
              <mi>f</mi>
              <mi>c</mi>
            </msub>
          </mtd>
          <mtd>
            <mi mathvariant="normal">:</mi>
          </mtd>
          <mtd>
            <mtext>Cutoff frequency in Hz.</mtext>
          </mtd>
        </mtr>
        <mtr>
          <mtd columnalign="left">
            <msub>
              <mi>f</mi>
              <mi>s</mi>
            </msub>
          </mtd>
          <mtd>
            <mi mathvariant="normal">:</mi>
          </mtd>
          <mtd>
            <mtext>Sampling rate in Hz.</mtext>
          </mtd>
        </mtr>
        <mtr>
          <mtd columnalign="left">
            <mi>j</mi>
          </mtd>
          <mtd>
            <mi mathvariant="normal">:</mi>
          </mtd>
          <mtd>
            <mrow>
              <mtext>Imaginary unit, </mtext>
              <msqrt>
                <mrow>
                  <mo stretchy="false">−</mo>
                  <mn>1</mn>
                </mrow>
              </msqrt>
              <mi>.</mi>
            </mrow>
          </mtd>
        </mtr>
      </mtable>
    </mrow>
    <annotation encoding="StarMath 5.0">nitalic H(z) = {b + b z^{-1}} over {1 - a_1 z^{-1}}.
~~
stack{
a_1 = φ R^{"Im"( φ )}, ~~
b = {1 - a_1} over {2},
#
φ = e^{j ω}, ~~
ω = 2 π {f_c} over {f_s}.
}
~~~~
matrix{
alignl R # : # "Resonance in" ` left[0, 1 right). ##
alignl f_c # : # "Cutoff frequency in Hz." ##
alignl f_s # : # "Sampling rate in Hz." ##
alignl j # : # "Imaginary unit, " sqrt{-1}.
}
</annotation>
  </semantics>
</math>
</file>

<file path=Object 3/content.xml><?xml version="1.0" encoding="utf-8"?>
<math xmlns="http://www.w3.org/1998/Math/MathML" display="block">
  <semantics>
    <mrow>
      <mstyle mathvariant="normal">
        <mi mathvariant="normal">H</mi>
      </mstyle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row>
              <mi>b</mi>
              <mo stretchy="false">+</mo>
              <mi>b</mi>
            </mrow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sub>
                <mi>a</mi>
                <mn>1</mn>
              </msub>
            </mrow>
            <msup>
              <mi>z</mi>
              <mrow>
                <mo stretchy="false">−</mo>
                <mn>1</mn>
              </mrow>
            </msup>
          </mrow>
        </mfrac>
      </mrow>
      <mi>.</mi>
      <mspace width="4em"/>
      <mtable>
        <mtr>
          <mtd>
            <mrow>
              <mrow>
                <msub>
                  <mi>a</mi>
                  <mn>1</mn>
                </msub>
                <mo stretchy="false">=</mo>
                <mi>φ</mi>
              </mrow>
              <msup>
                <mi>R</mi>
                <mrow>
                  <mtext>Im</mtext>
                  <mrow>
                    <mo fence="true" form="prefix" stretchy="false">(</mo>
                    <mrow>
                      <mi>φ</mi>
                    </mrow>
                    <mo fence="true" form="postfix" stretchy="false">)</mo>
                  </mrow>
                </mrow>
              </msup>
              <mi>,</mi>
              <mspace width="4em"/>
              <mrow>
                <mi>b</mi>
                <mo stretchy="false">=</mo>
                <mfrac>
                  <mrow>
                    <mn>1</mn>
                    <mo stretchy="false">−</mo>
                    <msub>
                      <mi>a</mi>
                      <mn>1</mn>
                    </msub>
                  </mrow>
                  <mn>2</mn>
                </mfrac>
              </mrow>
              <mi>,</mi>
            </mrow>
          </mtd>
        </mtr>
        <mtr>
          <mtd>
            <mrow>
              <mrow>
                <mi>φ</mi>
                <mo stretchy="false">=</mo>
                <msup>
                  <mi>e</mi>
                  <mrow>
                    <mi>j</mi>
                    <mi>ω</mi>
                  </mrow>
                </msup>
              </mrow>
              <mi>,</mi>
              <mspace width="4em"/>
              <mrow>
                <mi>ω</mi>
                <mo stretchy="false">=</mo>
                <mn>2</mn>
              </mrow>
              <mi>π</mi>
              <mfrac>
                <msub>
                  <mi>f</mi>
                  <mi>c</mi>
                </msub>
                <msub>
                  <mi>f</mi>
                  <mi>s</mi>
                </msub>
              </mfrac>
              <mi>.</mi>
            </mrow>
          </mtd>
        </mtr>
      </mtable>
      <mspace width="8em"/>
      <mtable>
        <mtr>
          <mtd columnalign="left">
            <mi>R</mi>
          </mtd>
          <mtd>
            <mi mathvariant="normal">:</mi>
          </mtd>
          <mtd>
            <mrow>
              <mtext>Resonance in</mtext>
              <mspace width="0.5em"/>
              <mrow>
                <mo fence="true" form="prefix" stretchy="true">[</mo>
                <mrow>
                  <mrow>
                    <mn>0</mn>
                    <mi>,</mi>
                    <mn>1</mn>
                  </mrow>
                </mrow>
                <mo fence="true" form="postfix" stretchy="true">)</mo>
              </mrow>
              <mi>.</mi>
            </mrow>
          </mtd>
        </mtr>
        <mtr>
          <mtd columnalign="left">
            <msub>
              <mi>f</mi>
              <mi>c</mi>
            </msub>
          </mtd>
          <mtd>
            <mi mathvariant="normal">:</mi>
          </mtd>
          <mtd>
            <mtext>Cutoff frequency in Hz.</mtext>
          </mtd>
        </mtr>
        <mtr>
          <mtd columnalign="left">
            <msub>
              <mi>f</mi>
              <mi>s</mi>
            </msub>
          </mtd>
          <mtd>
            <mi mathvariant="normal">:</mi>
          </mtd>
          <mtd>
            <mtext>Sampling rate in Hz.</mtext>
          </mtd>
        </mtr>
        <mtr>
          <mtd columnalign="left">
            <mi>j</mi>
          </mtd>
          <mtd>
            <mi mathvariant="normal">:</mi>
          </mtd>
          <mtd>
            <mrow>
              <mtext>Imaginary unit, </mtext>
              <msqrt>
                <mrow>
                  <mo stretchy="false">−</mo>
                  <mn>1</mn>
                </mrow>
              </msqrt>
              <mi>.</mi>
            </mrow>
          </mtd>
        </mtr>
      </mtable>
    </mrow>
    <annotation encoding="StarMath 5.0">nitalic H(z) = {b + b z^{-1}} over {1 - a_1 z^{-1}}.
~~
stack{
a_1 = φ R^{"Im"( φ )}, ~~
b = {1 - a_1} over {2},
#
φ = e^{j ω}, ~~
ω = 2 π {f_c} over {f_s}.
}
~~~~
matrix{
alignl R # : # "Resonance in" ` left[0, 1 right). ##
alignl f_c # : # "Cutoff frequency in Hz." ##
alignl f_s # : # "Sampling rate in Hz." ##
alignl j # : # "Imaginary unit, " sqrt{-1}.
}
</annotation>
  </semantics>
</math>
</file>